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penCL</text:p>
          </table:table-cell>
          <table:table-cell office:value-type="string" calcext:value-type="string">
            <text:p>context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latform: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CUD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vice:</text:p>
          </table:table-cell>
          <table:table-cell office:value-type="string" calcext:value-type="string">
            <text:p>GeForce</text:p>
          </table:table-cell>
          <table:table-cell office:value-type="string" calcext:value-type="string">
            <text:p>GTX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mport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taphAureusReducedGrowthRateAtLengthPt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02704" calcext:value-type="float">
            <text:p>0.00270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62229" calcext:value-type="float">
            <text:p>0.16222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9.733761" calcext:value-type="float">
            <text:p>9.73376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8" calcext:value-type="float">
            <text:p>0.0000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2735" calcext:value-type="float">
            <text:p>0.00273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64075" calcext:value-type="float">
            <text:p>0.16407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9.844475" calcext:value-type="float">
            <text:p>9.84447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2" calcext:value-type="float">
            <text:p>0.000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2765" calcext:value-type="float">
            <text:p>0.00276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65894" calcext:value-type="float">
            <text:p>0.16589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9.953653" calcext:value-type="float">
            <text:p>9.95365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8" calcext:value-type="float">
            <text:p>0.0000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2797" calcext:value-type="float">
            <text:p>0.00279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67794" calcext:value-type="float">
            <text:p>0.16779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0.067624" calcext:value-type="float">
            <text:p>10.06762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" calcext:value-type="float">
            <text:p>0.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2828" calcext:value-type="float">
            <text:p>0.00282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69695" calcext:value-type="float">
            <text:p>0.16969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0.181725" calcext:value-type="float">
            <text:p>10.18172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3" calcext:value-type="float">
            <text:p>0.0000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2859" calcext:value-type="float">
            <text:p>0.00285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7157" calcext:value-type="float">
            <text:p>0.1715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0.294174" calcext:value-type="float">
            <text:p>10.29417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5" calcext:value-type="float">
            <text:p>0.0000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2913" calcext:value-type="float">
            <text:p>0.00291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74776" calcext:value-type="float">
            <text:p>0.17477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0.486582" calcext:value-type="float">
            <text:p>10.48658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4" calcext:value-type="float">
            <text:p>0.0000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2944" calcext:value-type="float">
            <text:p>0.00294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76643" calcext:value-type="float">
            <text:p>0.17664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0.598581" calcext:value-type="float">
            <text:p>10.59858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6" calcext:value-type="float">
            <text:p>0.0000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2975" calcext:value-type="float">
            <text:p>0.00297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78524" calcext:value-type="float">
            <text:p>0.17852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0.711467" calcext:value-type="float">
            <text:p>10.71146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6" calcext:value-type="float">
            <text:p>0.0000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3006" calcext:value-type="float">
            <text:p>0.00300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80368" calcext:value-type="float">
            <text:p>0.18036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0.822073" calcext:value-type="float">
            <text:p>10.82207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8" calcext:value-type="float">
            <text:p>0.0000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3037" calcext:value-type="float">
            <text:p>0.00303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82211" calcext:value-type="float">
            <text:p>0.18221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0.932631" calcext:value-type="float">
            <text:p>10.93263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1" calcext:value-type="float">
            <text:p>0.0000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3068" calcext:value-type="float">
            <text:p>0.00306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84051" calcext:value-type="float">
            <text:p>0.18405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1.043055" calcext:value-type="float">
            <text:p>11.04305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3" calcext:value-type="float">
            <text:p>0.0000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3099" calcext:value-type="float">
            <text:p>0.00309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85937" calcext:value-type="float">
            <text:p>0.18593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1.156228" calcext:value-type="float">
            <text:p>11.15622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7" calcext:value-type="float">
            <text:p>0.000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0313" calcext:value-type="float">
            <text:p>0.0031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87771" calcext:value-type="float">
            <text:p>0.18777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1.26626" calcext:value-type="float">
            <text:p>11.2662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3" calcext:value-type="float">
            <text:p>0.0000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16" calcext:value-type="float">
            <text:p>0.0031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89609" calcext:value-type="float">
            <text:p>0.18960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1.376569" calcext:value-type="float">
            <text:p>11.37656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9" calcext:value-type="float">
            <text:p>0.0000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191" calcext:value-type="float">
            <text:p>0.00319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91441" calcext:value-type="float">
            <text:p>0.19144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1.486439" calcext:value-type="float">
            <text:p>11.48643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7" calcext:value-type="float">
            <text:p>0.0000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221" calcext:value-type="float">
            <text:p>0.00322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93284" calcext:value-type="float">
            <text:p>0.19328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1.597022" calcext:value-type="float">
            <text:p>11.59702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5" calcext:value-type="float">
            <text:p>0.0000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acts</text:p>
          </table:table-cell>
          <table:table-cell office:value-type="float" office:value="0.003252" calcext:value-type="float">
            <text:p>0.00325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95118" calcext:value-type="float">
            <text:p>0.19511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1.707086" calcext:value-type="float">
            <text:p>11.70708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3284" calcext:value-type="float">
            <text:p>0.00328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97023" calcext:value-type="float">
            <text:p>0.19702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1.82137" calcext:value-type="float">
            <text:p>11.8213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3" calcext:value-type="float">
            <text:p>0.0000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3314" calcext:value-type="float">
            <text:p>0.00331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98856" calcext:value-type="float">
            <text:p>0.19885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1.931333" calcext:value-type="float">
            <text:p>11.93133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2" calcext:value-type="float">
            <text:p>0.0000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3345" calcext:value-type="float">
            <text:p>0.00334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00693" calcext:value-type="float">
            <text:p>0.20069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2.041568" calcext:value-type="float">
            <text:p>12.04156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1" calcext:value-type="float">
            <text:p>0.0000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acts</text:p>
          </table:table-cell>
          <table:table-cell office:value-type="float" office:value="0.003376" calcext:value-type="float">
            <text:p>0.00337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02531" calcext:value-type="float">
            <text:p>0.20253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2.151841" calcext:value-type="float">
            <text:p>12.15184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3" calcext:value-type="float">
            <text:p>0.0000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406" calcext:value-type="float">
            <text:p>0.00340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04368" calcext:value-type="float">
            <text:p>0.20436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5" calcext:value-type="float">
            <text:p>0.0000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438" calcext:value-type="float">
            <text:p>0.00343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06274" calcext:value-type="float">
            <text:p>0.20627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2.376468" calcext:value-type="float">
            <text:p>12.37646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1" calcext:value-type="float">
            <text:p>0.0000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468" calcext:value-type="float">
            <text:p>0.00346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08106" calcext:value-type="float">
            <text:p>0.20810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2.486381" calcext:value-type="float">
            <text:p>12.48638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3" calcext:value-type="float">
            <text:p>0.0000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3499" calcext:value-type="float">
            <text:p>0.00349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09969" calcext:value-type="float">
            <text:p>0.20996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2.598131" calcext:value-type="float">
            <text:p>12.59813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7" calcext:value-type="float">
            <text:p>0.0000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53" calcext:value-type="float">
            <text:p>0.0035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11808" calcext:value-type="float">
            <text:p>0.21180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2.708463" calcext:value-type="float">
            <text:p>12.70846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4" calcext:value-type="float">
            <text:p>0.0000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562" calcext:value-type="float">
            <text:p>0.00356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13711" calcext:value-type="float">
            <text:p>0.21371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2.822667" calcext:value-type="float">
            <text:p>12.82266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2" calcext:value-type="float">
            <text:p>0.0000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3593" calcext:value-type="float">
            <text:p>0.00359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1559" calcext:value-type="float">
            <text:p>0.2155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2.935411" calcext:value-type="float">
            <text:p>12.93541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7" calcext:value-type="float">
            <text:p>0.000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3624" calcext:value-type="float">
            <text:p>0.00362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17436" calcext:value-type="float">
            <text:p>0.21743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3.046139" calcext:value-type="float">
            <text:p>13.04613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3" calcext:value-type="float">
            <text:p>0.0000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3655" calcext:value-type="float">
            <text:p>0.00365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19278" calcext:value-type="float">
            <text:p>0.21927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3.156704" calcext:value-type="float">
            <text:p>13.15670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6" calcext:value-type="float">
            <text:p>0.0000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3686" calcext:value-type="float">
            <text:p>0.00368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21183" calcext:value-type="float">
            <text:p>0.22118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3.271004" calcext:value-type="float">
            <text:p>13.27100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1" calcext:value-type="float">
            <text:p>0.0000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acts</text:p>
          </table:table-cell>
          <table:table-cell office:value-type="float" office:value="0.003717" calcext:value-type="float">
            <text:p>0.00371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23018" calcext:value-type="float">
            <text:p>0.22301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3.381058" calcext:value-type="float">
            <text:p>13.38105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30" calcext:value-type="float">
            <text:p>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1" calcext:value-type="float">
            <text:p>0.0000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3748" calcext:value-type="float">
            <text:p>0.00374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24853" calcext:value-type="float">
            <text:p>0.22485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3.491156" calcext:value-type="float">
            <text:p>13.49115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40" calcext:value-type="float">
            <text:p>3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40" calcext:value-type="float">
            <text:p>3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6" calcext:value-type="float">
            <text:p>0.0000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3779" calcext:value-type="float">
            <text:p>0.00377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26761" calcext:value-type="float">
            <text:p>0.22676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3.605668" calcext:value-type="float">
            <text:p>13.60566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3" calcext:value-type="float">
            <text:p>0.0000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3811" calcext:value-type="float">
            <text:p>0.00381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28649" calcext:value-type="float">
            <text:p>0.22864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3.718915" calcext:value-type="float">
            <text:p>13.71891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5" calcext:value-type="float">
            <text:p>0.0000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843" calcext:value-type="float">
            <text:p>0.00384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30551" calcext:value-type="float">
            <text:p>0.23055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3.833081" calcext:value-type="float">
            <text:p>13.83308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70" calcext:value-type="float">
            <text:p>3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2" calcext:value-type="float">
            <text:p>0.0000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acts</text:p>
          </table:table-cell>
          <table:table-cell office:value-type="float" office:value="0.003873" calcext:value-type="float">
            <text:p>0.00387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32384" calcext:value-type="float">
            <text:p>0.23238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3.943059" calcext:value-type="float">
            <text:p>13.94305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5" calcext:value-type="float">
            <text:p>0.0000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904" calcext:value-type="float">
            <text:p>0.00390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34261" calcext:value-type="float">
            <text:p>0.23426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4.055639" calcext:value-type="float">
            <text:p>14.05563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acts</text:p>
          </table:table-cell>
          <table:table-cell office:value-type="float" office:value="0.003936" calcext:value-type="float">
            <text:p>0.00393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36135" calcext:value-type="float">
            <text:p>0.23613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4.168096" calcext:value-type="float">
            <text:p>14.16809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9" calcext:value-type="float">
            <text:p>0.0000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967" calcext:value-type="float">
            <text:p>0.00396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38005" calcext:value-type="float">
            <text:p>0.23800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4.280313" calcext:value-type="float">
            <text:p>14.28031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10" calcext:value-type="float">
            <text:p>4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6" calcext:value-type="float">
            <text:p>0.0000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acts</text:p>
          </table:table-cell>
          <table:table-cell office:value-type="float" office:value="0.003998" calcext:value-type="float">
            <text:p>0.00399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3987" calcext:value-type="float">
            <text:p>0.2398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4.392202" calcext:value-type="float">
            <text:p>14.39220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20" calcext:value-type="float">
            <text:p>4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4" calcext:value-type="float">
            <text:p>0.000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029" calcext:value-type="float">
            <text:p>0.00402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41748" calcext:value-type="float">
            <text:p>0.24174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4.50485" calcext:value-type="float">
            <text:p>14.5048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30" calcext:value-type="float">
            <text:p>4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1" calcext:value-type="float">
            <text:p>0.0000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acts</text:p>
          </table:table-cell>
          <table:table-cell office:value-type="float" office:value="0.004061" calcext:value-type="float">
            <text:p>0.00406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43643" calcext:value-type="float">
            <text:p>0.24364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4.618559" calcext:value-type="float">
            <text:p>14.61855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3" calcext:value-type="float">
            <text:p>0.0000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092" calcext:value-type="float">
            <text:p>0.00409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45519" calcext:value-type="float">
            <text:p>0.24551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4.731142" calcext:value-type="float">
            <text:p>14.73114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2" calcext:value-type="float">
            <text:p>0.000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acts</text:p>
          </table:table-cell>
          <table:table-cell office:value-type="float" office:value="0.004123" calcext:value-type="float">
            <text:p>0.00412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47381" calcext:value-type="float">
            <text:p>0.24738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4.842838" calcext:value-type="float">
            <text:p>14.84283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60" calcext:value-type="float">
            <text:p>4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5" calcext:value-type="float">
            <text:p>0.0000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154" calcext:value-type="float">
            <text:p>0.00415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49249" calcext:value-type="float">
            <text:p>0.24924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4.954925" calcext:value-type="float">
            <text:p>14.95492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70" calcext:value-type="float">
            <text:p>4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8" calcext:value-type="float">
            <text:p>0.0000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acts</text:p>
          </table:table-cell>
          <table:table-cell office:value-type="float" office:value="0.004185" calcext:value-type="float">
            <text:p>0.00418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51121" calcext:value-type="float">
            <text:p>0.25112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5.067275" calcext:value-type="float">
            <text:p>15.06727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1" calcext:value-type="float">
            <text:p>0.0000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217" calcext:value-type="float">
            <text:p>0.00421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52999" calcext:value-type="float">
            <text:p>0.25299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5.179911" calcext:value-type="float">
            <text:p>15.17991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90" calcext:value-type="float">
            <text:p>4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4248" calcext:value-type="float">
            <text:p>0.00424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5486" calcext:value-type="float">
            <text:p>0.2548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5.291602" calcext:value-type="float">
            <text:p>15.29160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2" calcext:value-type="float">
            <text:p>0.0000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acts</text:p>
          </table:table-cell>
          <table:table-cell office:value-type="float" office:value="0.004279" calcext:value-type="float">
            <text:p>0.00427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56757" calcext:value-type="float">
            <text:p>0.25675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5.405412" calcext:value-type="float">
            <text:p>15.40541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10" calcext:value-type="float">
            <text:p>5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2" calcext:value-type="float">
            <text:p>0.0000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31" calcext:value-type="float">
            <text:p>0.0043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58629" calcext:value-type="float">
            <text:p>0.25862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5.517726" calcext:value-type="float">
            <text:p>15.51772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342" calcext:value-type="float">
            <text:p>0.00434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60542" calcext:value-type="float">
            <text:p>0.26054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5.632509" calcext:value-type="float">
            <text:p>15.63250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30" calcext:value-type="float">
            <text:p>5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1" calcext:value-type="float">
            <text:p>0.0000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acts</text:p>
          </table:table-cell>
          <table:table-cell office:value-type="float" office:value="0.004374" calcext:value-type="float">
            <text:p>0.00437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62412" calcext:value-type="float">
            <text:p>0.26241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5.744722" calcext:value-type="float">
            <text:p>15.74472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40" calcext:value-type="float">
            <text:p>5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3" calcext:value-type="float">
            <text:p>0.0000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405" calcext:value-type="float">
            <text:p>0.00440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64288" calcext:value-type="float">
            <text:p>0.26428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5.857302" calcext:value-type="float">
            <text:p>15.85730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50" calcext:value-type="float">
            <text:p>5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437" calcext:value-type="float">
            <text:p>0.00443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66194" calcext:value-type="float">
            <text:p>0.26619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5.971616" calcext:value-type="float">
            <text:p>15.97161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5" calcext:value-type="float">
            <text:p>0.0000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468" calcext:value-type="float">
            <text:p>0.00446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68097" calcext:value-type="float">
            <text:p>0.26809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6.08584" calcext:value-type="float">
            <text:p>16.0858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70" calcext:value-type="float">
            <text:p>5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8" calcext:value-type="float">
            <text:p>0.0000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499" calcext:value-type="float">
            <text:p>0.00449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69961" calcext:value-type="float">
            <text:p>0.26996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6.197636" calcext:value-type="float">
            <text:p>16.19763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80" calcext:value-type="float">
            <text:p>5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4" calcext:value-type="float">
            <text:p>0.0000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453" calcext:value-type="float">
            <text:p>0.0045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71795" calcext:value-type="float">
            <text:p>0.27179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6.307716" calcext:value-type="float">
            <text:p>16.30771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90" calcext:value-type="float">
            <text:p>5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7" calcext:value-type="float">
            <text:p>0.0000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4562" calcext:value-type="float">
            <text:p>0.00456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73695" calcext:value-type="float">
            <text:p>0.27369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6.421701" calcext:value-type="float">
            <text:p>16.42170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3" calcext:value-type="float">
            <text:p>0.0000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4593" calcext:value-type="float">
            <text:p>0.00459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75604" calcext:value-type="float">
            <text:p>0.27560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6.536219" calcext:value-type="float">
            <text:p>16.53621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610" calcext:value-type="float">
            <text:p>6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" calcext:value-type="float">
            <text:p>0.000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625" calcext:value-type="float">
            <text:p>0.00462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77514" calcext:value-type="float">
            <text:p>0.27751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6.650867" calcext:value-type="float">
            <text:p>16.65086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620" calcext:value-type="float">
            <text:p>6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9" calcext:value-type="float">
            <text:p>0.000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4656" calcext:value-type="float">
            <text:p>0.00465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79356" calcext:value-type="float">
            <text:p>0.27935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6.761339" calcext:value-type="float">
            <text:p>16.76133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630" calcext:value-type="float">
            <text:p>6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630" calcext:value-type="float">
            <text:p>6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1" calcext:value-type="float">
            <text:p>0.0000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4688" calcext:value-type="float">
            <text:p>0.00468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81265" calcext:value-type="float">
            <text:p>0.28126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6.875898" calcext:value-type="float">
            <text:p>16.87589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9" calcext:value-type="float">
            <text:p>0.0000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472" calcext:value-type="float">
            <text:p>0.0047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83173" calcext:value-type="float">
            <text:p>0.28317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6.990372" calcext:value-type="float">
            <text:p>16.99037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650" calcext:value-type="float">
            <text:p>6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9" calcext:value-type="float">
            <text:p>0.0000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acts</text:p>
          </table:table-cell>
          <table:table-cell office:value-type="float" office:value="0.004752" calcext:value-type="float">
            <text:p>0.00475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85139" calcext:value-type="float">
            <text:p>0.28513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7.10836" calcext:value-type="float">
            <text:p>17.1083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660" calcext:value-type="float">
            <text:p>6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2" calcext:value-type="float">
            <text:p>0.0000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4783" calcext:value-type="float">
            <text:p>0.00478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86999" calcext:value-type="float">
            <text:p>0.28699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7.219969" calcext:value-type="float">
            <text:p>17.21996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670" calcext:value-type="float">
            <text:p>6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7" calcext:value-type="float">
            <text:p>0.0000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814" calcext:value-type="float">
            <text:p>0.00481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88861" calcext:value-type="float">
            <text:p>0.28886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7.331635" calcext:value-type="float">
            <text:p>17.33163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2" calcext:value-type="float">
            <text:p>0.0000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845" calcext:value-type="float">
            <text:p>0.00484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90724" calcext:value-type="float">
            <text:p>0.29072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7.443445" calcext:value-type="float">
            <text:p>17.44344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690" calcext:value-type="float">
            <text:p>6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8" calcext:value-type="float">
            <text:p>0.0000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877" calcext:value-type="float">
            <text:p>0.00487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92597" calcext:value-type="float">
            <text:p>0.29259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7.555843" calcext:value-type="float">
            <text:p>17.55584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7" calcext:value-type="float">
            <text:p>0.000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4908" calcext:value-type="float">
            <text:p>0.00490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94466" calcext:value-type="float">
            <text:p>0.29446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7.66798" calcext:value-type="float">
            <text:p>17.6679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710" calcext:value-type="float">
            <text:p>7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7" calcext:value-type="float">
            <text:p>0.000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4939" calcext:value-type="float">
            <text:p>0.00493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9633" calcext:value-type="float">
            <text:p>0.2963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7.779818" calcext:value-type="float">
            <text:p>17.77981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8" calcext:value-type="float">
            <text:p>0.0000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497" calcext:value-type="float">
            <text:p>0.0049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98193" calcext:value-type="float">
            <text:p>0.29819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7.89156" calcext:value-type="float">
            <text:p>17.8915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730" calcext:value-type="float">
            <text:p>7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9" calcext:value-type="float">
            <text:p>0.0000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5001" calcext:value-type="float">
            <text:p>0.00500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0006" calcext:value-type="float">
            <text:p>0.3000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8.003597" calcext:value-type="float">
            <text:p>18.00359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740" calcext:value-type="float">
            <text:p>7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1" calcext:value-type="float">
            <text:p>0.0000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5033" calcext:value-type="float">
            <text:p>0.00503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01976" calcext:value-type="float">
            <text:p>0.30197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8.118551" calcext:value-type="float">
            <text:p>18.11855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750" calcext:value-type="float">
            <text:p>7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2" calcext:value-type="float">
            <text:p>0.0000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5065" calcext:value-type="float">
            <text:p>0.00506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03883" calcext:value-type="float">
            <text:p>0.30388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8.232973" calcext:value-type="float">
            <text:p>18.23297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760" calcext:value-type="float">
            <text:p>7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4" calcext:value-type="float">
            <text:p>0.0000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5097" calcext:value-type="float">
            <text:p>0.00509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05795" calcext:value-type="float">
            <text:p>0.30579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8.347679" calcext:value-type="float">
            <text:p>18.34767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770" calcext:value-type="float">
            <text:p>7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9" calcext:value-type="float">
            <text:p>0.0000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5128" calcext:value-type="float">
            <text:p>0.00512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07665" calcext:value-type="float">
            <text:p>0.30766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8.459925" calcext:value-type="float">
            <text:p>18.45992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780" calcext:value-type="float">
            <text:p>7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5" calcext:value-type="float">
            <text:p>0.0000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5159" calcext:value-type="float">
            <text:p>0.00515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09538" calcext:value-type="float">
            <text:p>0.30953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8.572256" calcext:value-type="float">
            <text:p>18.57225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790" calcext:value-type="float">
            <text:p>7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3" calcext:value-type="float">
            <text:p>0.0000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5191" calcext:value-type="float">
            <text:p>0.00519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1144" calcext:value-type="float">
            <text:p>0.3114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8.686426" calcext:value-type="float">
            <text:p>18.68642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5222" calcext:value-type="float">
            <text:p>0.00522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13348" calcext:value-type="float">
            <text:p>0.31334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8.800869" calcext:value-type="float">
            <text:p>18.80086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810" calcext:value-type="float">
            <text:p>8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5255" calcext:value-type="float">
            <text:p>0.00525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15289" calcext:value-type="float">
            <text:p>0.31528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8.917332" calcext:value-type="float">
            <text:p>18.91733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820" calcext:value-type="float">
            <text:p>8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2" calcext:value-type="float">
            <text:p>0.0000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287" calcext:value-type="float">
            <text:p>0.00528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17193" calcext:value-type="float">
            <text:p>0.31719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9.031559" calcext:value-type="float">
            <text:p>19.03155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830" calcext:value-type="float">
            <text:p>8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4" calcext:value-type="float">
            <text:p>0.0000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318" calcext:value-type="float">
            <text:p>0.00531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19064" calcext:value-type="float">
            <text:p>0.31906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9.143822" calcext:value-type="float">
            <text:p>19.14382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8" calcext:value-type="float">
            <text:p>0.0000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349" calcext:value-type="float">
            <text:p>0.00534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20934" calcext:value-type="float">
            <text:p>0.32093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9.256063" calcext:value-type="float">
            <text:p>19.25606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850" calcext:value-type="float">
            <text:p>8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381" calcext:value-type="float">
            <text:p>0.00538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22837" calcext:value-type="float">
            <text:p>0.32283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9.370192" calcext:value-type="float">
            <text:p>19.37019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860" calcext:value-type="float">
            <text:p>8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9" calcext:value-type="float">
            <text:p>0.000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5412" calcext:value-type="float">
            <text:p>0.00541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24702" calcext:value-type="float">
            <text:p>0.32470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9.482109" calcext:value-type="float">
            <text:p>19.48210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870" calcext:value-type="float">
            <text:p>8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3" calcext:value-type="float">
            <text:p>0.0000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5443" calcext:value-type="float">
            <text:p>0.00544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2657" calcext:value-type="float">
            <text:p>0.3265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9.594175" calcext:value-type="float">
            <text:p>19.59417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880" calcext:value-type="float">
            <text:p>8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" calcext:value-type="float">
            <text:p>0.00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5474" calcext:value-type="float">
            <text:p>0.00547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28434" calcext:value-type="float">
            <text:p>0.32843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9.706043" calcext:value-type="float">
            <text:p>19.70604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890" calcext:value-type="float">
            <text:p>8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505" calcext:value-type="float">
            <text:p>0.00550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30328" calcext:value-type="float">
            <text:p>0.33032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9.819668" calcext:value-type="float">
            <text:p>19.81966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9" calcext:value-type="float">
            <text:p>0.0000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537" calcext:value-type="float">
            <text:p>0.00553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32236" calcext:value-type="float">
            <text:p>0.33223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9.934162" calcext:value-type="float">
            <text:p>19.93416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910" calcext:value-type="float">
            <text:p>9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7" calcext:value-type="float">
            <text:p>0.0000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5569" calcext:value-type="float">
            <text:p>0.00556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34146" calcext:value-type="float">
            <text:p>0.33414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0.04879" calcext:value-type="float">
            <text:p>20.0487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920" calcext:value-type="float">
            <text:p>9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601" calcext:value-type="float">
            <text:p>0.00560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36052" calcext:value-type="float">
            <text:p>0.33605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0.163111" calcext:value-type="float">
            <text:p>20.16311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8" calcext:value-type="float">
            <text:p>0.0000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5633" calcext:value-type="float">
            <text:p>0.00563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37962" calcext:value-type="float">
            <text:p>0.33796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0.277744" calcext:value-type="float">
            <text:p>20.27774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940" calcext:value-type="float">
            <text:p>9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7" calcext:value-type="float">
            <text:p>0.0000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5664" calcext:value-type="float">
            <text:p>0.00566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39828" calcext:value-type="float">
            <text:p>0.33982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0.389656" calcext:value-type="float">
            <text:p>20.38965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950" calcext:value-type="float">
            <text:p>9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5695" calcext:value-type="float">
            <text:p>0.00569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41728" calcext:value-type="float">
            <text:p>0.34172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0.503677" calcext:value-type="float">
            <text:p>20.50367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7" calcext:value-type="float">
            <text:p>0.000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5727" calcext:value-type="float">
            <text:p>0.00572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43599" calcext:value-type="float">
            <text:p>0.34359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0.615946" calcext:value-type="float">
            <text:p>20.61594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970" calcext:value-type="float">
            <text:p>9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6" calcext:value-type="float">
            <text:p>0.0000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5758" calcext:value-type="float">
            <text:p>0.00575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45463" calcext:value-type="float">
            <text:p>0.34546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0.727766" calcext:value-type="float">
            <text:p>20.72776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980" calcext:value-type="float">
            <text:p>9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5789" calcext:value-type="float">
            <text:p>0.00578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47366" calcext:value-type="float">
            <text:p>0.34736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0.841946" calcext:value-type="float">
            <text:p>20.84194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990" calcext:value-type="float">
            <text:p>9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" calcext:value-type="float">
            <text:p>0.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821" calcext:value-type="float">
            <text:p>0.00582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49243" calcext:value-type="float">
            <text:p>0.34924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0.954559" calcext:value-type="float">
            <text:p>20.95455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4" calcext:value-type="float">
            <text:p>0.0000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5853" calcext:value-type="float">
            <text:p>0.00585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51182" calcext:value-type="float">
            <text:p>0.35118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1.070904" calcext:value-type="float">
            <text:p>21.07090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010" calcext:value-type="float">
            <text:p>1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9" calcext:value-type="float">
            <text:p>0.0000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0" calcext:value-type="float">
            <text:p>1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5884" calcext:value-type="float">
            <text:p>0.00588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53058" calcext:value-type="float">
            <text:p>0.35305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1.183455" calcext:value-type="float">
            <text:p>21.18345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020" calcext:value-type="float">
            <text:p>1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1" calcext:value-type="float">
            <text:p>0.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0" calcext:value-type="float">
            <text:p>10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5917" calcext:value-type="float">
            <text:p>0.00591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55008" calcext:value-type="float">
            <text:p>0.35500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1.300499" calcext:value-type="float">
            <text:p>21.30049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030" calcext:value-type="float">
            <text:p>10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8" calcext:value-type="float">
            <text:p>0.0000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5948" calcext:value-type="float">
            <text:p>0.00594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56883" calcext:value-type="float">
            <text:p>0.35688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1.412987" calcext:value-type="float">
            <text:p>21.41298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040" calcext:value-type="float">
            <text:p>10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4" calcext:value-type="float">
            <text:p>0.0000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598" calcext:value-type="float">
            <text:p>0.0059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58802" calcext:value-type="float">
            <text:p>0.35880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1.528139" calcext:value-type="float">
            <text:p>21.52813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050" calcext:value-type="float">
            <text:p>10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2" calcext:value-type="float">
            <text:p>0.0000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0" calcext:value-type="float">
            <text:p>10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011" calcext:value-type="float">
            <text:p>0.00601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60682" calcext:value-type="float">
            <text:p>0.36068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1.640932" calcext:value-type="float">
            <text:p>21.64093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060" calcext:value-type="float">
            <text:p>10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4" calcext:value-type="float">
            <text:p>0.000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6043" calcext:value-type="float">
            <text:p>0.00604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62596" calcext:value-type="float">
            <text:p>0.36259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1.755749" calcext:value-type="float">
            <text:p>21.75574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070" calcext:value-type="float">
            <text:p>10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3" calcext:value-type="float">
            <text:p>0.0000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6075" calcext:value-type="float">
            <text:p>0.00607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64506" calcext:value-type="float">
            <text:p>0.36450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1.870354" calcext:value-type="float">
            <text:p>21.87035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080" calcext:value-type="float">
            <text:p>10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" calcext:value-type="float">
            <text:p>0.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0" calcext:value-type="float">
            <text:p>10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106" calcext:value-type="float">
            <text:p>0.00610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66382" calcext:value-type="float">
            <text:p>0.36638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1.982891" calcext:value-type="float">
            <text:p>21.98289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090" calcext:value-type="float">
            <text:p>10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6" calcext:value-type="float">
            <text:p>0.0000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6139" calcext:value-type="float">
            <text:p>0.00613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68312" calcext:value-type="float">
            <text:p>0.36831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2.098724" calcext:value-type="float">
            <text:p>22.09872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3" calcext:value-type="float">
            <text:p>0.0000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10" calcext:value-type="float">
            <text:p>1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6171" calcext:value-type="float">
            <text:p>0.00617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70233" calcext:value-type="float">
            <text:p>0.37023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2.213959" calcext:value-type="float">
            <text:p>22.21395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110" calcext:value-type="float">
            <text:p>1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5" calcext:value-type="float">
            <text:p>0.0000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6202" calcext:value-type="float">
            <text:p>0.00620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7211" calcext:value-type="float">
            <text:p>0.3721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2.326616" calcext:value-type="float">
            <text:p>22.32661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120" calcext:value-type="float">
            <text:p>1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8" calcext:value-type="float">
            <text:p>0.000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30" calcext:value-type="float">
            <text:p>1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6233" calcext:value-type="float">
            <text:p>0.00623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73993" calcext:value-type="float">
            <text:p>0.37399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2.439596" calcext:value-type="float">
            <text:p>22.43959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130" calcext:value-type="float">
            <text:p>1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1" calcext:value-type="float">
            <text:p>0.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40" calcext:value-type="float">
            <text:p>1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265" calcext:value-type="float">
            <text:p>0.00626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75872" calcext:value-type="float">
            <text:p>0.37587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2.552349" calcext:value-type="float">
            <text:p>22.55234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140" calcext:value-type="float">
            <text:p>1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6" calcext:value-type="float">
            <text:p>0.0000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6296" calcext:value-type="float">
            <text:p>0.00629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7779" calcext:value-type="float">
            <text:p>0.3777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2.667385" calcext:value-type="float">
            <text:p>22.66738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150" calcext:value-type="float">
            <text:p>1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7" calcext:value-type="float">
            <text:p>0.000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60" calcext:value-type="float">
            <text:p>1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6329" calcext:value-type="float">
            <text:p>0.00632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79719" calcext:value-type="float">
            <text:p>0.37971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2.783157" calcext:value-type="float">
            <text:p>22.78315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160" calcext:value-type="float">
            <text:p>1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" calcext:value-type="float">
            <text:p>0.00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70" calcext:value-type="float">
            <text:p>11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636" calcext:value-type="float">
            <text:p>0.0063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81603" calcext:value-type="float">
            <text:p>0.38160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2.896172" calcext:value-type="float">
            <text:p>22.89617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170" calcext:value-type="float">
            <text:p>11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4" calcext:value-type="float">
            <text:p>0.000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6392" calcext:value-type="float">
            <text:p>0.00639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83497" calcext:value-type="float">
            <text:p>0.38349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3.00984" calcext:value-type="float">
            <text:p>23.0098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6" calcext:value-type="float">
            <text:p>0.0000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90" calcext:value-type="float">
            <text:p>1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423" calcext:value-type="float">
            <text:p>0.00642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85374" calcext:value-type="float">
            <text:p>0.38537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3.122448" calcext:value-type="float">
            <text:p>23.12244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190" calcext:value-type="float">
            <text:p>1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4" calcext:value-type="float">
            <text:p>0.000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6455" calcext:value-type="float">
            <text:p>0.00645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87297" calcext:value-type="float">
            <text:p>0.38729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3.237818" calcext:value-type="float">
            <text:p>23.23781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8" calcext:value-type="float">
            <text:p>0.000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10" calcext:value-type="float">
            <text:p>1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486" calcext:value-type="float">
            <text:p>0.00648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89146" calcext:value-type="float">
            <text:p>0.38914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3.348747" calcext:value-type="float">
            <text:p>23.34874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210" calcext:value-type="float">
            <text:p>1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8" calcext:value-type="float">
            <text:p>0.0000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20" calcext:value-type="float">
            <text:p>1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6518" calcext:value-type="float">
            <text:p>0.00651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91068" calcext:value-type="float">
            <text:p>0.39106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3.464077" calcext:value-type="float">
            <text:p>23.46407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220" calcext:value-type="float">
            <text:p>1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2" calcext:value-type="float">
            <text:p>0.0000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30" calcext:value-type="float">
            <text:p>12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6549" calcext:value-type="float">
            <text:p>0.00654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92954" calcext:value-type="float">
            <text:p>0.39295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3.577261" calcext:value-type="float">
            <text:p>23.57726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230" calcext:value-type="float">
            <text:p>12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5" calcext:value-type="float">
            <text:p>0.0000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40" calcext:value-type="float">
            <text:p>1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658" calcext:value-type="float">
            <text:p>0.0065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94807" calcext:value-type="float">
            <text:p>0.39480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3.688431" calcext:value-type="float">
            <text:p>23.68843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240" calcext:value-type="float">
            <text:p>1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4" calcext:value-type="float">
            <text:p>0.0000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6611" calcext:value-type="float">
            <text:p>0.00661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96685" calcext:value-type="float">
            <text:p>0.39668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3.80109" calcext:value-type="float">
            <text:p>23.8010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250" calcext:value-type="float">
            <text:p>1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9" calcext:value-type="float">
            <text:p>0.000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6643" calcext:value-type="float">
            <text:p>0.00664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98567" calcext:value-type="float">
            <text:p>0.39856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3.914038" calcext:value-type="float">
            <text:p>23.91403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260" calcext:value-type="float">
            <text:p>12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4" calcext:value-type="float">
            <text:p>0.000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70" calcext:value-type="float">
            <text:p>12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6674" calcext:value-type="float">
            <text:p>0.00667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0042" calcext:value-type="float">
            <text:p>0.4004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4.025181" calcext:value-type="float">
            <text:p>24.02518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270" calcext:value-type="float">
            <text:p>12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2" calcext:value-type="float">
            <text:p>0.000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6705" calcext:value-type="float">
            <text:p>0.00670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02295" calcext:value-type="float">
            <text:p>0.40229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4.137671" calcext:value-type="float">
            <text:p>24.13767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280" calcext:value-type="float">
            <text:p>12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7" calcext:value-type="float">
            <text:p>0.0000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90" calcext:value-type="float">
            <text:p>12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6736" calcext:value-type="float">
            <text:p>0.00673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04177" calcext:value-type="float">
            <text:p>0.40417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4.250633" calcext:value-type="float">
            <text:p>24.25063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290" calcext:value-type="float">
            <text:p>12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3" calcext:value-type="float">
            <text:p>0.0000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6767" calcext:value-type="float">
            <text:p>0.00676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06019" calcext:value-type="float">
            <text:p>0.40601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4.361149" calcext:value-type="float">
            <text:p>24.36114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" calcext:value-type="float">
            <text:p>0.00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10" calcext:value-type="float">
            <text:p>1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798" calcext:value-type="float">
            <text:p>0.00679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079" calcext:value-type="float">
            <text:p>0.407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4.473984" calcext:value-type="float">
            <text:p>24.47398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310" calcext:value-type="float">
            <text:p>1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7" calcext:value-type="float">
            <text:p>0.0000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20" calcext:value-type="float">
            <text:p>1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683" calcext:value-type="float">
            <text:p>0.0068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09793" calcext:value-type="float">
            <text:p>0.40979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4.58758" calcext:value-type="float">
            <text:p>24.5875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320" calcext:value-type="float">
            <text:p>1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3" calcext:value-type="float">
            <text:p>0.0000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30" calcext:value-type="float">
            <text:p>1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6861" calcext:value-type="float">
            <text:p>0.00686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1164" calcext:value-type="float">
            <text:p>0.4116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4.698406" calcext:value-type="float">
            <text:p>24.69840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330" calcext:value-type="float">
            <text:p>1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" calcext:value-type="float">
            <text:p>0.00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40" calcext:value-type="float">
            <text:p>13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893" calcext:value-type="float">
            <text:p>0.00689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13559" calcext:value-type="float">
            <text:p>0.41355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4.813557" calcext:value-type="float">
            <text:p>24.81355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340" calcext:value-type="float">
            <text:p>13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7" calcext:value-type="float">
            <text:p>0.0000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6924" calcext:value-type="float">
            <text:p>0.00692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15438" calcext:value-type="float">
            <text:p>0.41543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4.926306" calcext:value-type="float">
            <text:p>24.92630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350" calcext:value-type="float">
            <text:p>13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3" calcext:value-type="float">
            <text:p>0.0000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60" calcext:value-type="float">
            <text:p>13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6955" calcext:value-type="float">
            <text:p>0.00695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17287" calcext:value-type="float">
            <text:p>0.41728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5.037197" calcext:value-type="float">
            <text:p>25.03719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360" calcext:value-type="float">
            <text:p>13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1" calcext:value-type="float">
            <text:p>0.0000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70" calcext:value-type="float">
            <text:p>13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986" calcext:value-type="float">
            <text:p>0.00698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19173" calcext:value-type="float">
            <text:p>0.41917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5.150364" calcext:value-type="float">
            <text:p>25.15036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370" calcext:value-type="float">
            <text:p>13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7" calcext:value-type="float">
            <text:p>0.0000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80" calcext:value-type="float">
            <text:p>13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7018" calcext:value-type="float">
            <text:p>0.00701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21052" calcext:value-type="float">
            <text:p>0.42105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5.263132" calcext:value-type="float">
            <text:p>25.26313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380" calcext:value-type="float">
            <text:p>13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2" calcext:value-type="float">
            <text:p>0.0000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90" calcext:value-type="float">
            <text:p>13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7048" calcext:value-type="float">
            <text:p>0.00704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22906" calcext:value-type="float">
            <text:p>0.42290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5.374357" calcext:value-type="float">
            <text:p>25.37435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390" calcext:value-type="float">
            <text:p>13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1" calcext:value-type="float">
            <text:p>0.0000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708" calcext:value-type="float">
            <text:p>0.0070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24783" calcext:value-type="float">
            <text:p>0.42478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5.486963" calcext:value-type="float">
            <text:p>25.48696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6" calcext:value-type="float">
            <text:p>0.0000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10" calcext:value-type="float">
            <text:p>14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7111" calcext:value-type="float">
            <text:p>0.00711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26671" calcext:value-type="float">
            <text:p>0.42667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5.600262" calcext:value-type="float">
            <text:p>25.60026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410" calcext:value-type="float">
            <text:p>14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2" calcext:value-type="float">
            <text:p>0.0000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20" calcext:value-type="float">
            <text:p>14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7142" calcext:value-type="float">
            <text:p>0.00714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28523" calcext:value-type="float">
            <text:p>0.42852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5.711351" calcext:value-type="float">
            <text:p>25.71135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420" calcext:value-type="float">
            <text:p>14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" calcext:value-type="float">
            <text:p>0.00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30" calcext:value-type="float">
            <text:p>14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acts</text:p>
          </table:table-cell>
          <table:table-cell office:value-type="float" office:value="0.007173" calcext:value-type="float">
            <text:p>0.00717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3041" calcext:value-type="float">
            <text:p>0.4304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5.8246" calcext:value-type="float">
            <text:p>25.824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430" calcext:value-type="float">
            <text:p>14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5" calcext:value-type="float">
            <text:p>0.0000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7205" calcext:value-type="float">
            <text:p>0.00720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32282" calcext:value-type="float">
            <text:p>0.43228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5.936939" calcext:value-type="float">
            <text:p>25.93693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" calcext:value-type="float">
            <text:p>0.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7236" calcext:value-type="float">
            <text:p>0.00723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34135" calcext:value-type="float">
            <text:p>0.43413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6.048096" calcext:value-type="float">
            <text:p>26.04809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450" calcext:value-type="float">
            <text:p>14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9" calcext:value-type="float">
            <text:p>0.0000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60" calcext:value-type="float">
            <text:p>14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7268" calcext:value-type="float">
            <text:p>0.00726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36054" calcext:value-type="float">
            <text:p>0.43605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6.163219" calcext:value-type="float">
            <text:p>26.16321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460" calcext:value-type="float">
            <text:p>14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4" calcext:value-type="float">
            <text:p>0.0000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70" calcext:value-type="float">
            <text:p>14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7299" calcext:value-type="float">
            <text:p>0.00729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37929" calcext:value-type="float">
            <text:p>0.43792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6.275766" calcext:value-type="float">
            <text:p>26.27576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470" calcext:value-type="float">
            <text:p>14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9" calcext:value-type="float">
            <text:p>0.0000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733" calcext:value-type="float">
            <text:p>0.0073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39776" calcext:value-type="float">
            <text:p>0.43977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6.386532" calcext:value-type="float">
            <text:p>26.38653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480" calcext:value-type="float">
            <text:p>14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7" calcext:value-type="float">
            <text:p>0.0000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90" calcext:value-type="float">
            <text:p>14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7361" calcext:value-type="float">
            <text:p>0.00736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41662" calcext:value-type="float">
            <text:p>0.44166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6.499748" calcext:value-type="float">
            <text:p>26.49974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490" calcext:value-type="float">
            <text:p>14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2" calcext:value-type="float">
            <text:p>0.0000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7392" calcext:value-type="float">
            <text:p>0.00739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4355" calcext:value-type="float">
            <text:p>0.4435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6.612997" calcext:value-type="float">
            <text:p>26.61299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7" calcext:value-type="float">
            <text:p>0.0000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10" calcext:value-type="float">
            <text:p>15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7423" calcext:value-type="float">
            <text:p>0.00742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45401" calcext:value-type="float">
            <text:p>0.44540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6.724058" calcext:value-type="float">
            <text:p>26.72405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510" calcext:value-type="float">
            <text:p>15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4" calcext:value-type="float">
            <text:p>0.000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7455" calcext:value-type="float">
            <text:p>0.00745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47328" calcext:value-type="float">
            <text:p>0.44732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6.839668" calcext:value-type="float">
            <text:p>26.83966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9" calcext:value-type="float">
            <text:p>0.0000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30" calcext:value-type="float">
            <text:p>15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07487" calcext:value-type="float">
            <text:p>0.00748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49247" calcext:value-type="float">
            <text:p>0.44924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6.954815" calcext:value-type="float">
            <text:p>26.95481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530" calcext:value-type="float">
            <text:p>15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5" calcext:value-type="float">
            <text:p>0.000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40" calcext:value-type="float">
            <text:p>15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07518" calcext:value-type="float">
            <text:p>0.00751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51102" calcext:value-type="float">
            <text:p>0.45110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7.066128" calcext:value-type="float">
            <text:p>27.06612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540" calcext:value-type="float">
            <text:p>15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" calcext:value-type="float">
            <text:p>0.00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755" calcext:value-type="float">
            <text:p>0.0075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52983" calcext:value-type="float">
            <text:p>0.45298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7.179008" calcext:value-type="float">
            <text:p>27.17900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550" calcext:value-type="float">
            <text:p>15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6" calcext:value-type="float">
            <text:p>0.0000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60" calcext:value-type="float">
            <text:p>1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07581" calcext:value-type="float">
            <text:p>0.00758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54847" calcext:value-type="float">
            <text:p>0.45484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7.290792" calcext:value-type="float">
            <text:p>27.29079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560" calcext:value-type="float">
            <text:p>1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2" calcext:value-type="float">
            <text:p>0.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70" calcext:value-type="float">
            <text:p>15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7613" calcext:value-type="float">
            <text:p>0.00761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56761" calcext:value-type="float">
            <text:p>0.45676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7.405651" calcext:value-type="float">
            <text:p>27.40565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570" calcext:value-type="float">
            <text:p>15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" calcext:value-type="float">
            <text:p>0.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80" calcext:value-type="float">
            <text:p>15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7644" calcext:value-type="float">
            <text:p>0.00764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58654" calcext:value-type="float">
            <text:p>0.45865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7.51926" calcext:value-type="float">
            <text:p>27.5192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580" calcext:value-type="float">
            <text:p>15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1" calcext:value-type="float">
            <text:p>0.000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90" calcext:value-type="float">
            <text:p>15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7675" calcext:value-type="float">
            <text:p>0.00767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60516" calcext:value-type="float">
            <text:p>0.46051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7.630938" calcext:value-type="float">
            <text:p>27.63093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590" calcext:value-type="float">
            <text:p>15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6" calcext:value-type="float">
            <text:p>0.0000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7707" calcext:value-type="float">
            <text:p>0.00770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62415" calcext:value-type="float">
            <text:p>0.46241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7.744926" calcext:value-type="float">
            <text:p>27.74492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4" calcext:value-type="float">
            <text:p>0.0000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10" calcext:value-type="float">
            <text:p>16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7738" calcext:value-type="float">
            <text:p>0.00773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64279" calcext:value-type="float">
            <text:p>0.46427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7.856714" calcext:value-type="float">
            <text:p>27.85671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610" calcext:value-type="float">
            <text:p>16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8" calcext:value-type="float">
            <text:p>0.0000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20" calcext:value-type="float">
            <text:p>16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07809" calcext:value-type="float">
            <text:p>0.00780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68562" calcext:value-type="float">
            <text:p>0.46856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8.113697" calcext:value-type="float">
            <text:p>28.11369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620" calcext:value-type="float">
            <text:p>16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1" calcext:value-type="float">
            <text:p>0.0000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30" calcext:value-type="float">
            <text:p>16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0784" calcext:value-type="float">
            <text:p>0.0078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70413" calcext:value-type="float">
            <text:p>0.47041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8.22477" calcext:value-type="float">
            <text:p>28.2247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630" calcext:value-type="float">
            <text:p>16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2" calcext:value-type="float">
            <text:p>0.0000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40" calcext:value-type="float">
            <text:p>16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07872" calcext:value-type="float">
            <text:p>0.00787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72301" calcext:value-type="float">
            <text:p>0.47230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8.338062" calcext:value-type="float">
            <text:p>28.33806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640" calcext:value-type="float">
            <text:p>16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4" calcext:value-type="float">
            <text:p>0.000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07903" calcext:value-type="float">
            <text:p>0.00790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74173" calcext:value-type="float">
            <text:p>0.47417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8.450397" calcext:value-type="float">
            <text:p>28.45039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650" calcext:value-type="float">
            <text:p>16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3" calcext:value-type="float">
            <text:p>0.0000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60" calcext:value-type="float">
            <text:p>16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07964" calcext:value-type="float">
            <text:p>0.00796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77814" calcext:value-type="float">
            <text:p>0.47781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8.668816" calcext:value-type="float">
            <text:p>28.66881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660" calcext:value-type="float">
            <text:p>16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5" calcext:value-type="float">
            <text:p>0.0000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70" calcext:value-type="float">
            <text:p>16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08062" calcext:value-type="float">
            <text:p>0.00806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83723" calcext:value-type="float">
            <text:p>0.48372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9.023401" calcext:value-type="float">
            <text:p>29.02340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670" calcext:value-type="float">
            <text:p>16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1" calcext:value-type="float">
            <text:p>0.0000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08139" calcext:value-type="float">
            <text:p>0.00813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88357" calcext:value-type="float">
            <text:p>0.48835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9.301416" calcext:value-type="float">
            <text:p>29.30141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680" calcext:value-type="float">
            <text:p>16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5" calcext:value-type="float">
            <text:p>0.0000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90" calcext:value-type="float">
            <text:p>16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08173" calcext:value-type="float">
            <text:p>0.00817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9039" calcext:value-type="float">
            <text:p>0.4903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9.423414" calcext:value-type="float">
            <text:p>29.42341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690" calcext:value-type="float">
            <text:p>16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7" calcext:value-type="float">
            <text:p>0.0000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08205" calcext:value-type="float">
            <text:p>0.00820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92327" calcext:value-type="float">
            <text:p>0.49232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9.539604" calcext:value-type="float">
            <text:p>29.53960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6" calcext:value-type="float">
            <text:p>0.0000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10" calcext:value-type="float">
            <text:p>17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08237" calcext:value-type="float">
            <text:p>0.00823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94231" calcext:value-type="float">
            <text:p>0.49423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9.653862" calcext:value-type="float">
            <text:p>29.65386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710" calcext:value-type="float">
            <text:p>17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8" calcext:value-type="float">
            <text:p>0.0000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20" calcext:value-type="float">
            <text:p>17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08269" calcext:value-type="float">
            <text:p>0.00826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9613" calcext:value-type="float">
            <text:p>0.4961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9.76779" calcext:value-type="float">
            <text:p>29.7677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720" calcext:value-type="float">
            <text:p>17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11" calcext:value-type="float">
            <text:p>0.000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30" calcext:value-type="float">
            <text:p>17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083" calcext:value-type="float">
            <text:p>0.008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9802" calcext:value-type="float">
            <text:p>0.4980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9.881189" calcext:value-type="float">
            <text:p>29.88118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730" calcext:value-type="float">
            <text:p>17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2" calcext:value-type="float">
            <text:p>0.000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40" calcext:value-type="float">
            <text:p>17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08331" calcext:value-type="float">
            <text:p>0.00833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99882" calcext:value-type="float">
            <text:p>0.49988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9.992907" calcext:value-type="float">
            <text:p>29.99290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740" calcext:value-type="float">
            <text:p>17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2" calcext:value-type="float">
            <text:p>0.0000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08363" calcext:value-type="float">
            <text:p>0.00836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01779" calcext:value-type="float">
            <text:p>0.50177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0.106749" calcext:value-type="float">
            <text:p>30.10674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750" calcext:value-type="float">
            <text:p>17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7" calcext:value-type="float">
            <text:p>0.0000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60" calcext:value-type="float">
            <text:p>17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08394" calcext:value-type="float">
            <text:p>0.00839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03629" calcext:value-type="float">
            <text:p>0.50362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0.217726" calcext:value-type="float">
            <text:p>30.21772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760" calcext:value-type="float">
            <text:p>17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5" calcext:value-type="float">
            <text:p>0.0000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70" calcext:value-type="float">
            <text:p>17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08425" calcext:value-type="float">
            <text:p>0.00842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05473" calcext:value-type="float">
            <text:p>0.50547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0.328402" calcext:value-type="float">
            <text:p>30.32840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770" calcext:value-type="float">
            <text:p>17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6" calcext:value-type="float">
            <text:p>0.0000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80" calcext:value-type="float">
            <text:p>17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08456" calcext:value-type="float">
            <text:p>0.00845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07361" calcext:value-type="float">
            <text:p>0.50736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0.441633" calcext:value-type="float">
            <text:p>30.44163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780" calcext:value-type="float">
            <text:p>17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19" calcext:value-type="float">
            <text:p>0.000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90" calcext:value-type="float">
            <text:p>17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8487" calcext:value-type="float">
            <text:p>0.00848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09242" calcext:value-type="float">
            <text:p>0.50924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0.554535" calcext:value-type="float">
            <text:p>30.55453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790" calcext:value-type="float">
            <text:p>17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6" calcext:value-type="float">
            <text:p>0.0000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08518" calcext:value-type="float">
            <text:p>0.00851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11096" calcext:value-type="float">
            <text:p>0.51109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0.665783" calcext:value-type="float">
            <text:p>30.66578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1" calcext:value-type="float">
            <text:p>0.0000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10" calcext:value-type="float">
            <text:p>18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8638" calcext:value-type="float">
            <text:p>0.00863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18255" calcext:value-type="float">
            <text:p>0.51825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1.095272" calcext:value-type="float">
            <text:p>31.09527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810" calcext:value-type="float">
            <text:p>18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3" calcext:value-type="float">
            <text:p>0.0000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20" calcext:value-type="float">
            <text:p>18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8675" calcext:value-type="float">
            <text:p>0.00867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2052" calcext:value-type="float">
            <text:p>0.5205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1.231182" calcext:value-type="float">
            <text:p>31.23118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820" calcext:value-type="float">
            <text:p>18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19" calcext:value-type="float">
            <text:p>0.000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30" calcext:value-type="float">
            <text:p>18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8722" calcext:value-type="float">
            <text:p>0.00872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23311" calcext:value-type="float">
            <text:p>0.52331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1.398685" calcext:value-type="float">
            <text:p>31.39868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830" calcext:value-type="float">
            <text:p>18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14" calcext:value-type="float">
            <text:p>0.000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40" calcext:value-type="float">
            <text:p>18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8787" calcext:value-type="float">
            <text:p>0.00878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27231" calcext:value-type="float">
            <text:p>0.52723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1.63385" calcext:value-type="float">
            <text:p>31.6338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840" calcext:value-type="float">
            <text:p>18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9" calcext:value-type="float">
            <text:p>0.000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8823" calcext:value-type="float">
            <text:p>0.00882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29393" calcext:value-type="float">
            <text:p>0.52939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1.763569" calcext:value-type="float">
            <text:p>31.76356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850" calcext:value-type="float">
            <text:p>18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16" calcext:value-type="float">
            <text:p>0.0001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60" calcext:value-type="float">
            <text:p>18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8856" calcext:value-type="float">
            <text:p>0.00885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31363" calcext:value-type="float">
            <text:p>0.53136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1.881809" calcext:value-type="float">
            <text:p>31.88180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860" calcext:value-type="float">
            <text:p>18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4" calcext:value-type="float">
            <text:p>0.0000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70" calcext:value-type="float">
            <text:p>18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8901" calcext:value-type="float">
            <text:p>0.00890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34066" calcext:value-type="float">
            <text:p>0.53406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2.043983" calcext:value-type="float">
            <text:p>32.04398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870" calcext:value-type="float">
            <text:p>18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6" calcext:value-type="float">
            <text:p>0.0000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80" calcext:value-type="float">
            <text:p>18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8944" calcext:value-type="float">
            <text:p>0.00894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36625" calcext:value-type="float">
            <text:p>0.53662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2.197472" calcext:value-type="float">
            <text:p>32.19747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880" calcext:value-type="float">
            <text:p>18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2" calcext:value-type="float">
            <text:p>0.0000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90" calcext:value-type="float">
            <text:p>18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8976" calcext:value-type="float">
            <text:p>0.00897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3855" calcext:value-type="float">
            <text:p>0.5385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2.313015" calcext:value-type="float">
            <text:p>32.31301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890" calcext:value-type="float">
            <text:p>18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3" calcext:value-type="float">
            <text:p>0.0000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9023" calcext:value-type="float">
            <text:p>0.00902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41383" calcext:value-type="float">
            <text:p>0.54138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2.482994" calcext:value-type="float">
            <text:p>32.48299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900" calcext:value-type="float">
            <text:p>19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1" calcext:value-type="float">
            <text:p>0.000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10" calcext:value-type="float">
            <text:p>19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9055" calcext:value-type="float">
            <text:p>0.00905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43278" calcext:value-type="float">
            <text:p>0.54327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2.596687" calcext:value-type="float">
            <text:p>32.59668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910" calcext:value-type="float">
            <text:p>19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11" calcext:value-type="float">
            <text:p>0.000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20" calcext:value-type="float">
            <text:p>19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9087" calcext:value-type="float">
            <text:p>0.00908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45193" calcext:value-type="float">
            <text:p>0.54519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2.711571" calcext:value-type="float">
            <text:p>32.71157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920" calcext:value-type="float">
            <text:p>19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4" calcext:value-type="float">
            <text:p>0.0000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30" calcext:value-type="float">
            <text:p>19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9118" calcext:value-type="float">
            <text:p>0.00911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47078" calcext:value-type="float">
            <text:p>0.54707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2.824707" calcext:value-type="float">
            <text:p>32.82470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930" calcext:value-type="float">
            <text:p>19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4" calcext:value-type="float">
            <text:p>0.000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40" calcext:value-type="float">
            <text:p>19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9149" calcext:value-type="float">
            <text:p>0.00914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48964" calcext:value-type="float">
            <text:p>0.54896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2.937851" calcext:value-type="float">
            <text:p>32.93785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940" calcext:value-type="float">
            <text:p>19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6" calcext:value-type="float">
            <text:p>0.0000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9181" calcext:value-type="float">
            <text:p>0.00918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50854" calcext:value-type="float">
            <text:p>0.55085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3.051254" calcext:value-type="float">
            <text:p>33.05125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950" calcext:value-type="float">
            <text:p>19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1" calcext:value-type="float">
            <text:p>0.000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60" calcext:value-type="float">
            <text:p>19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9212" calcext:value-type="float">
            <text:p>0.00921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52704" calcext:value-type="float">
            <text:p>0.55270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3.162239" calcext:value-type="float">
            <text:p>33.16223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960" calcext:value-type="float">
            <text:p>19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13" calcext:value-type="float">
            <text:p>0.0001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70" calcext:value-type="float">
            <text:p>19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926" calcext:value-type="float">
            <text:p>0.0092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55626" calcext:value-type="float">
            <text:p>0.55562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3.337566" calcext:value-type="float">
            <text:p>33.33756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970" calcext:value-type="float">
            <text:p>19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8" calcext:value-type="float">
            <text:p>0.0000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80" calcext:value-type="float">
            <text:p>19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9293" calcext:value-type="float">
            <text:p>0.00929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57559" calcext:value-type="float">
            <text:p>0.55755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3.45356" calcext:value-type="float">
            <text:p>33.4535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980" calcext:value-type="float">
            <text:p>19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4" calcext:value-type="float">
            <text:p>0.000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90" calcext:value-type="float">
            <text:p>19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9324" calcext:value-type="float">
            <text:p>0.00932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59467" calcext:value-type="float">
            <text:p>0.55946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3.568016" calcext:value-type="float">
            <text:p>33.56801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990" calcext:value-type="float">
            <text:p>19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17" calcext:value-type="float">
            <text:p>0.000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9356" calcext:value-type="float">
            <text:p>0.00935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61362" calcext:value-type="float">
            <text:p>0.56136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3.681725" calcext:value-type="float">
            <text:p>33.68172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6" calcext:value-type="float">
            <text:p>0.0000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9391" calcext:value-type="float">
            <text:p>0.00939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63471" calcext:value-type="float">
            <text:p>0.56347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3.808281" calcext:value-type="float">
            <text:p>33.80828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4" calcext:value-type="float">
            <text:p>0.0000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9442" calcext:value-type="float">
            <text:p>0.00944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66532" calcext:value-type="float">
            <text:p>0.56653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3.991936" calcext:value-type="float">
            <text:p>33.99193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" calcext:value-type="float">
            <text:p>0.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30" calcext:value-type="float">
            <text:p>20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09478" calcext:value-type="float">
            <text:p>0.00947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68693" calcext:value-type="float">
            <text:p>0.56869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4.121578" calcext:value-type="float">
            <text:p>34.12157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030" calcext:value-type="float">
            <text:p>20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6" calcext:value-type="float">
            <text:p>0.0000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40" calcext:value-type="float">
            <text:p>20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09512" calcext:value-type="float">
            <text:p>0.00951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70711" calcext:value-type="float">
            <text:p>0.57071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4.242687" calcext:value-type="float">
            <text:p>34.24268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040" calcext:value-type="float">
            <text:p>20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02" calcext:value-type="float">
            <text:p>0.0001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09543" calcext:value-type="float">
            <text:p>0.00954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72593" calcext:value-type="float">
            <text:p>0.57259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4.355606" calcext:value-type="float">
            <text:p>34.35560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050" calcext:value-type="float">
            <text:p>20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15" calcext:value-type="float">
            <text:p>0.000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60" calcext:value-type="float">
            <text:p>20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9586" calcext:value-type="float">
            <text:p>0.00958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75166" calcext:value-type="float">
            <text:p>0.57516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4.509933" calcext:value-type="float">
            <text:p>34.50993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060" calcext:value-type="float">
            <text:p>20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5" calcext:value-type="float">
            <text:p>0.0000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70" calcext:value-type="float">
            <text:p>20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9677" calcext:value-type="float">
            <text:p>0.00967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80611" calcext:value-type="float">
            <text:p>0.58061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4.836674" calcext:value-type="float">
            <text:p>34.83667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070" calcext:value-type="float">
            <text:p>20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06" calcext:value-type="float">
            <text:p>0.0001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80" calcext:value-type="float">
            <text:p>20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971" calcext:value-type="float">
            <text:p>0.0097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82612" calcext:value-type="float">
            <text:p>0.58261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4.956692" calcext:value-type="float">
            <text:p>34.95669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080" calcext:value-type="float">
            <text:p>20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9" calcext:value-type="float">
            <text:p>0.000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90" calcext:value-type="float">
            <text:p>20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9742" calcext:value-type="float">
            <text:p>0.00974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84534" calcext:value-type="float">
            <text:p>0.58453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5.072029" calcext:value-type="float">
            <text:p>35.07202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090" calcext:value-type="float">
            <text:p>20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6" calcext:value-type="float">
            <text:p>0.0000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9774" calcext:value-type="float">
            <text:p>0.00977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86457" calcext:value-type="float">
            <text:p>0.58645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5.187408" calcext:value-type="float">
            <text:p>35.18740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100" calcext:value-type="float">
            <text:p>2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13" calcext:value-type="float">
            <text:p>0.0001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10" calcext:value-type="float">
            <text:p>21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9807" calcext:value-type="float">
            <text:p>0.00980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88408" calcext:value-type="float">
            <text:p>0.58840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5.304474" calcext:value-type="float">
            <text:p>35.30447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110" calcext:value-type="float">
            <text:p>21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9" calcext:value-type="float">
            <text:p>0.000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20" calcext:value-type="float">
            <text:p>21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9839" calcext:value-type="float">
            <text:p>0.00983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90321" calcext:value-type="float">
            <text:p>0.59032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5.419266" calcext:value-type="float">
            <text:p>35.41926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120" calcext:value-type="float">
            <text:p>21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6" calcext:value-type="float">
            <text:p>0.0000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30" calcext:value-type="float">
            <text:p>21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9871" calcext:value-type="float">
            <text:p>0.00987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9224" calcext:value-type="float">
            <text:p>0.5922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5.534378" calcext:value-type="float">
            <text:p>35.53437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130" calcext:value-type="float">
            <text:p>21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12" calcext:value-type="float">
            <text:p>0.0001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40" calcext:value-type="float">
            <text:p>21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9903" calcext:value-type="float">
            <text:p>0.00990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94191" calcext:value-type="float">
            <text:p>0.59419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5.651459" calcext:value-type="float">
            <text:p>35.65145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140" calcext:value-type="float">
            <text:p>21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8" calcext:value-type="float">
            <text:p>0.000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9935" calcext:value-type="float">
            <text:p>0.00993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96106" calcext:value-type="float">
            <text:p>0.59610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5.766365" calcext:value-type="float">
            <text:p>35.76636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150" calcext:value-type="float">
            <text:p>21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1" calcext:value-type="float">
            <text:p>0.0000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09968" calcext:value-type="float">
            <text:p>0.00996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98078" calcext:value-type="float">
            <text:p>0.59807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5.884659" calcext:value-type="float">
            <text:p>35.88465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8" calcext:value-type="float">
            <text:p>0.0000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70" calcext:value-type="float">
            <text:p>21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0018" calcext:value-type="float">
            <text:p>0.01001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01103" calcext:value-type="float">
            <text:p>0.60110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6.066185" calcext:value-type="float">
            <text:p>36.06618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170" calcext:value-type="float">
            <text:p>21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51" calcext:value-type="float">
            <text:p>0.0001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80" calcext:value-type="float">
            <text:p>21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0059" calcext:value-type="float">
            <text:p>0.01005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03535" calcext:value-type="float">
            <text:p>0.60353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6.212082" calcext:value-type="float">
            <text:p>36.21208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180" calcext:value-type="float">
            <text:p>21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" calcext:value-type="float">
            <text:p>0.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90" calcext:value-type="float">
            <text:p>21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0091" calcext:value-type="float">
            <text:p>0.01009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05472" calcext:value-type="float">
            <text:p>0.60547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6.328304" calcext:value-type="float">
            <text:p>36.32830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190" calcext:value-type="float">
            <text:p>21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3" calcext:value-type="float">
            <text:p>0.0000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0144" calcext:value-type="float">
            <text:p>0.01014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08666" calcext:value-type="float">
            <text:p>0.60866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6.519947" calcext:value-type="float">
            <text:p>36.51994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200" calcext:value-type="float">
            <text:p>22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3" calcext:value-type="float">
            <text:p>0.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10" calcext:value-type="float">
            <text:p>22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018" calcext:value-type="float">
            <text:p>0.0101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10826" calcext:value-type="float">
            <text:p>0.61082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6.649582" calcext:value-type="float">
            <text:p>36.64958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210" calcext:value-type="float">
            <text:p>22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2" calcext:value-type="float">
            <text:p>0.0000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20" calcext:value-type="float">
            <text:p>22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0213" calcext:value-type="float">
            <text:p>0.01021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12778" calcext:value-type="float">
            <text:p>0.61277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6.766701" calcext:value-type="float">
            <text:p>36.76670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220" calcext:value-type="float">
            <text:p>22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7" calcext:value-type="float">
            <text:p>0.000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30" calcext:value-type="float">
            <text:p>22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0247" calcext:value-type="float">
            <text:p>0.01024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14794" calcext:value-type="float">
            <text:p>0.61479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6.887623" calcext:value-type="float">
            <text:p>36.88762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230" calcext:value-type="float">
            <text:p>22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4" calcext:value-type="float">
            <text:p>0.00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40" calcext:value-type="float">
            <text:p>22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0279" calcext:value-type="float">
            <text:p>0.01027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1676" calcext:value-type="float">
            <text:p>0.6167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7.005623" calcext:value-type="float">
            <text:p>37.00562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240" calcext:value-type="float">
            <text:p>22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6" calcext:value-type="float">
            <text:p>0.0000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0312" calcext:value-type="float">
            <text:p>0.01031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18696" calcext:value-type="float">
            <text:p>0.61869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7.121735" calcext:value-type="float">
            <text:p>37.12173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250" calcext:value-type="float">
            <text:p>2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7" calcext:value-type="float">
            <text:p>0.0000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60" calcext:value-type="float">
            <text:p>22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0344" calcext:value-type="float">
            <text:p>0.01034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20633" calcext:value-type="float">
            <text:p>0.62063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7.237984" calcext:value-type="float">
            <text:p>37.23798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260" calcext:value-type="float">
            <text:p>22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56" calcext:value-type="float">
            <text:p>0.0001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70" calcext:value-type="float">
            <text:p>22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0377" calcext:value-type="float">
            <text:p>0.01037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22599" calcext:value-type="float">
            <text:p>0.62259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7.355923" calcext:value-type="float">
            <text:p>37.35592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270" calcext:value-type="float">
            <text:p>22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5" calcext:value-type="float">
            <text:p>0.0000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80" calcext:value-type="float">
            <text:p>22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0409" calcext:value-type="float">
            <text:p>0.01040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24536" calcext:value-type="float">
            <text:p>0.62453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7.472164" calcext:value-type="float">
            <text:p>37.47216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280" calcext:value-type="float">
            <text:p>22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4" calcext:value-type="float">
            <text:p>0.0000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90" calcext:value-type="float">
            <text:p>22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0441" calcext:value-type="float">
            <text:p>0.01044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26468" calcext:value-type="float">
            <text:p>0.62646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7.588058" calcext:value-type="float">
            <text:p>37.58805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290" calcext:value-type="float">
            <text:p>22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84" calcext:value-type="float">
            <text:p>0.0001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0474" calcext:value-type="float">
            <text:p>0.01047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28432" calcext:value-type="float">
            <text:p>0.62843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7.705902" calcext:value-type="float">
            <text:p>37.70590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300" calcext:value-type="float">
            <text:p>23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1" calcext:value-type="float">
            <text:p>0.0000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10" calcext:value-type="float">
            <text:p>23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0512" calcext:value-type="float">
            <text:p>0.01051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30707" calcext:value-type="float">
            <text:p>0.63070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7.842426" calcext:value-type="float">
            <text:p>37.84242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310" calcext:value-type="float">
            <text:p>23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22" calcext:value-type="float">
            <text:p>0.0001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20" calcext:value-type="float">
            <text:p>23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0564" calcext:value-type="float">
            <text:p>0.01056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33818" calcext:value-type="float">
            <text:p>0.63381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8.029099" calcext:value-type="float">
            <text:p>38.02909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320" calcext:value-type="float">
            <text:p>23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3" calcext:value-type="float">
            <text:p>0.0000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30" calcext:value-type="float">
            <text:p>23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0597" calcext:value-type="float">
            <text:p>0.01059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35832" calcext:value-type="float">
            <text:p>0.63583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8.149944" calcext:value-type="float">
            <text:p>38.14994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330" calcext:value-type="float">
            <text:p>23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7" calcext:value-type="float">
            <text:p>0.0000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40" calcext:value-type="float">
            <text:p>23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063" calcext:value-type="float">
            <text:p>0.0106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37806" calcext:value-type="float">
            <text:p>0.63780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8.268337" calcext:value-type="float">
            <text:p>38.26833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340" calcext:value-type="float">
            <text:p>23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66" calcext:value-type="float">
            <text:p>0.0001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0664" calcext:value-type="float">
            <text:p>0.01066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39816" calcext:value-type="float">
            <text:p>0.63981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8.388958" calcext:value-type="float">
            <text:p>38.38895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3" calcext:value-type="float">
            <text:p>0.0000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60" calcext:value-type="float">
            <text:p>23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0697" calcext:value-type="float">
            <text:p>0.01069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41795" calcext:value-type="float">
            <text:p>0.64179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8.507694" calcext:value-type="float">
            <text:p>38.50769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360" calcext:value-type="float">
            <text:p>23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15" calcext:value-type="float">
            <text:p>0.0001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70" calcext:value-type="float">
            <text:p>23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073" calcext:value-type="float">
            <text:p>0.0107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43819" calcext:value-type="float">
            <text:p>0.64381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8.629128" calcext:value-type="float">
            <text:p>38.62912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370" calcext:value-type="float">
            <text:p>23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" calcext:value-type="float">
            <text:p>0.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80" calcext:value-type="float">
            <text:p>23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0763" calcext:value-type="float">
            <text:p>0.01076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45753" calcext:value-type="float">
            <text:p>0.64575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8.745205" calcext:value-type="float">
            <text:p>38.74520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380" calcext:value-type="float">
            <text:p>23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6" calcext:value-type="float">
            <text:p>0.0000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90" calcext:value-type="float">
            <text:p>23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0795" calcext:value-type="float">
            <text:p>0.01079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4771" calcext:value-type="float">
            <text:p>0.6477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8.862606" calcext:value-type="float">
            <text:p>38.86260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390" calcext:value-type="float">
            <text:p>23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7" calcext:value-type="float">
            <text:p>0.00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0833" calcext:value-type="float">
            <text:p>0.01083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49972" calcext:value-type="float">
            <text:p>0.64997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8.998302" calcext:value-type="float">
            <text:p>38.99830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" calcext:value-type="float">
            <text:p>0.00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10" calcext:value-type="float">
            <text:p>24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0866" calcext:value-type="float">
            <text:p>0.01086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51934" calcext:value-type="float">
            <text:p>0.65193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9.116058" calcext:value-type="float">
            <text:p>39.11605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410" calcext:value-type="float">
            <text:p>24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32" calcext:value-type="float">
            <text:p>0.0001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20" calcext:value-type="float">
            <text:p>24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0903" calcext:value-type="float">
            <text:p>0.01090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54154" calcext:value-type="float">
            <text:p>0.65415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9.24921" calcext:value-type="float">
            <text:p>39.2492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420" calcext:value-type="float">
            <text:p>24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" calcext:value-type="float">
            <text:p>0.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30" calcext:value-type="float">
            <text:p>24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095" calcext:value-type="float">
            <text:p>0.0109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56978" calcext:value-type="float">
            <text:p>0.65697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9.418709" calcext:value-type="float">
            <text:p>39.41870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430" calcext:value-type="float">
            <text:p>24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9" calcext:value-type="float">
            <text:p>0.0000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40" calcext:value-type="float">
            <text:p>24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0983" calcext:value-type="float">
            <text:p>0.01098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58968" calcext:value-type="float">
            <text:p>0.65896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9.538078" calcext:value-type="float">
            <text:p>39.53807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440" calcext:value-type="float">
            <text:p>24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1" calcext:value-type="float">
            <text:p>0.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1017" calcext:value-type="float">
            <text:p>0.01101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61029" calcext:value-type="float">
            <text:p>0.66102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9.661728" calcext:value-type="float">
            <text:p>39.66172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450" calcext:value-type="float">
            <text:p>24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5" calcext:value-type="float">
            <text:p>0.0000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60" calcext:value-type="float">
            <text:p>24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105" calcext:value-type="float">
            <text:p>0.0110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63017" calcext:value-type="float">
            <text:p>0.66301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9.78101" calcext:value-type="float">
            <text:p>39.7810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460" calcext:value-type="float">
            <text:p>24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77" calcext:value-type="float">
            <text:p>0.0001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70" calcext:value-type="float">
            <text:p>24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1084" calcext:value-type="float">
            <text:p>0.01108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65022" calcext:value-type="float">
            <text:p>0.66502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9.901306" calcext:value-type="float">
            <text:p>39.90130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470" calcext:value-type="float">
            <text:p>24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1" calcext:value-type="float">
            <text:p>0.0000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80" calcext:value-type="float">
            <text:p>24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1117" calcext:value-type="float">
            <text:p>0.01111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6701" calcext:value-type="float">
            <text:p>0.6670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0.020573" calcext:value-type="float">
            <text:p>40.02057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480" calcext:value-type="float">
            <text:p>24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57" calcext:value-type="float">
            <text:p>0.0001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90" calcext:value-type="float">
            <text:p>24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115" calcext:value-type="float">
            <text:p>0.0111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69023" calcext:value-type="float">
            <text:p>0.66902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0.141365" calcext:value-type="float">
            <text:p>40.14136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490" calcext:value-type="float">
            <text:p>24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9" calcext:value-type="float">
            <text:p>0.0000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1183" calcext:value-type="float">
            <text:p>0.01118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7099" calcext:value-type="float">
            <text:p>0.6709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0.259422" calcext:value-type="float">
            <text:p>40.25942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39" calcext:value-type="float">
            <text:p>0.0001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10" calcext:value-type="float">
            <text:p>25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1216" calcext:value-type="float">
            <text:p>0.01121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72954" calcext:value-type="float">
            <text:p>0.67295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0.377239" calcext:value-type="float">
            <text:p>40.37723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510" calcext:value-type="float">
            <text:p>25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2" calcext:value-type="float">
            <text:p>0.000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" calcext:value-type="float">
            <text:p>25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1248" calcext:value-type="float">
            <text:p>0.01124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74883" calcext:value-type="float">
            <text:p>0.67488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0.492977" calcext:value-type="float">
            <text:p>40.49297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520" calcext:value-type="float">
            <text:p>25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31" calcext:value-type="float">
            <text:p>0.0001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30" calcext:value-type="float">
            <text:p>25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1286" calcext:value-type="float">
            <text:p>0.01128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77147" calcext:value-type="float">
            <text:p>0.67714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0.628838" calcext:value-type="float">
            <text:p>40.62883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530" calcext:value-type="float">
            <text:p>25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8" calcext:value-type="float">
            <text:p>0.000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40" calcext:value-type="float">
            <text:p>25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1322" calcext:value-type="float">
            <text:p>0.01132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79332" calcext:value-type="float">
            <text:p>0.67933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0.75993" calcext:value-type="float">
            <text:p>40.7599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540" calcext:value-type="float">
            <text:p>25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26" calcext:value-type="float">
            <text:p>0.0001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1357" calcext:value-type="float">
            <text:p>0.01135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81413" calcext:value-type="float">
            <text:p>0.68141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0.884804" calcext:value-type="float">
            <text:p>40.88480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550" calcext:value-type="float">
            <text:p>25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8" calcext:value-type="float">
            <text:p>0.000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0" calcext:value-type="float">
            <text:p>25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139" calcext:value-type="float">
            <text:p>0.0113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83393" calcext:value-type="float">
            <text:p>0.68339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1.00359" calcext:value-type="float">
            <text:p>41.0035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560" calcext:value-type="float">
            <text:p>25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3" calcext:value-type="float">
            <text:p>0.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70" calcext:value-type="float">
            <text:p>25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1423" calcext:value-type="float">
            <text:p>0.01142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85407" calcext:value-type="float">
            <text:p>0.68540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1.124405" calcext:value-type="float">
            <text:p>41.12440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570" calcext:value-type="float">
            <text:p>25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" calcext:value-type="float">
            <text:p>0.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80" calcext:value-type="float">
            <text:p>25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1459" calcext:value-type="float">
            <text:p>0.01145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87546" calcext:value-type="float">
            <text:p>0.68754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1.252773" calcext:value-type="float">
            <text:p>41.25277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580" calcext:value-type="float">
            <text:p>25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36" calcext:value-type="float">
            <text:p>0.0001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90" calcext:value-type="float">
            <text:p>25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1498" calcext:value-type="float">
            <text:p>0.01149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89896" calcext:value-type="float">
            <text:p>0.68989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1.393787" calcext:value-type="float">
            <text:p>41.39378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590" calcext:value-type="float">
            <text:p>25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7" calcext:value-type="float">
            <text:p>0.0000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1535" calcext:value-type="float">
            <text:p>0.01153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92097" calcext:value-type="float">
            <text:p>0.69209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1.525795" calcext:value-type="float">
            <text:p>41.52579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600" calcext:value-type="float">
            <text:p>26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51" calcext:value-type="float">
            <text:p>0.0001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10" calcext:value-type="float">
            <text:p>26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157" calcext:value-type="float">
            <text:p>0.0115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94229" calcext:value-type="float">
            <text:p>0.69422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1.653717" calcext:value-type="float">
            <text:p>41.65371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610" calcext:value-type="float">
            <text:p>26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6" calcext:value-type="float">
            <text:p>0.0000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20" calcext:value-type="float">
            <text:p>26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1611" calcext:value-type="float">
            <text:p>0.01161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96657" calcext:value-type="float">
            <text:p>0.69665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1.79945" calcext:value-type="float">
            <text:p>41.7994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620" calcext:value-type="float">
            <text:p>26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71" calcext:value-type="float">
            <text:p>0.0001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30" calcext:value-type="float">
            <text:p>26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1645" calcext:value-type="float">
            <text:p>0.01164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98704" calcext:value-type="float">
            <text:p>0.69870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1.922256" calcext:value-type="float">
            <text:p>41.92225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630" calcext:value-type="float">
            <text:p>26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4" calcext:value-type="float">
            <text:p>0.0000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40" calcext:value-type="float">
            <text:p>26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1678" calcext:value-type="float">
            <text:p>0.01167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00686" calcext:value-type="float">
            <text:p>0.70068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2.041145" calcext:value-type="float">
            <text:p>42.04114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640" calcext:value-type="float">
            <text:p>26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50" calcext:value-type="float">
            <text:p>26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1712" calcext:value-type="float">
            <text:p>0.01171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0274" calcext:value-type="float">
            <text:p>0.7027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2.164429" calcext:value-type="float">
            <text:p>42.16442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650" calcext:value-type="float">
            <text:p>26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8" calcext:value-type="float">
            <text:p>0.0000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60" calcext:value-type="float">
            <text:p>26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1746" calcext:value-type="float">
            <text:p>0.01174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0475" calcext:value-type="float">
            <text:p>0.7047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2.284973" calcext:value-type="float">
            <text:p>42.28497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660" calcext:value-type="float">
            <text:p>26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9" calcext:value-type="float">
            <text:p>0.0000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70" calcext:value-type="float">
            <text:p>26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1779" calcext:value-type="float">
            <text:p>0.01177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06726" calcext:value-type="float">
            <text:p>0.70672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2.403561" calcext:value-type="float">
            <text:p>42.40356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670" calcext:value-type="float">
            <text:p>26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26" calcext:value-type="float">
            <text:p>0.0001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80" calcext:value-type="float">
            <text:p>26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1812" calcext:value-type="float">
            <text:p>0.01181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08742" calcext:value-type="float">
            <text:p>0.70874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2.524529" calcext:value-type="float">
            <text:p>42.52452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680" calcext:value-type="float">
            <text:p>26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" calcext:value-type="float">
            <text:p>0.00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90" calcext:value-type="float">
            <text:p>26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1846" calcext:value-type="float">
            <text:p>0.01184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10753" calcext:value-type="float">
            <text:p>0.71075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2.645172" calcext:value-type="float">
            <text:p>42.64517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690" calcext:value-type="float">
            <text:p>26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71" calcext:value-type="float">
            <text:p>0.0001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1881" calcext:value-type="float">
            <text:p>0.01188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12837" calcext:value-type="float">
            <text:p>0.71283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2.770195" calcext:value-type="float">
            <text:p>42.77019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700" calcext:value-type="float">
            <text:p>27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1" calcext:value-type="float">
            <text:p>0.0000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10" calcext:value-type="float">
            <text:p>27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1914" calcext:value-type="float">
            <text:p>0.01191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14816" calcext:value-type="float">
            <text:p>0.71481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2.888954" calcext:value-type="float">
            <text:p>42.88895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710" calcext:value-type="float">
            <text:p>27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4" calcext:value-type="float">
            <text:p>0.0000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20" calcext:value-type="float">
            <text:p>27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1946" calcext:value-type="float">
            <text:p>0.01194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16747" calcext:value-type="float">
            <text:p>0.71674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3.004833" calcext:value-type="float">
            <text:p>43.00483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720" calcext:value-type="float">
            <text:p>27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21" calcext:value-type="float">
            <text:p>0.0001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30" calcext:value-type="float">
            <text:p>27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1978" calcext:value-type="float">
            <text:p>0.01197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18703" calcext:value-type="float">
            <text:p>0.71870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3.122208" calcext:value-type="float">
            <text:p>43.12220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730" calcext:value-type="float">
            <text:p>27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7" calcext:value-type="float">
            <text:p>0.0000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40" calcext:value-type="float">
            <text:p>27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201" calcext:value-type="float">
            <text:p>0.0120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20625" calcext:value-type="float">
            <text:p>0.72062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3.237495" calcext:value-type="float">
            <text:p>43.23749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740" calcext:value-type="float">
            <text:p>27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72" calcext:value-type="float">
            <text:p>0.0001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2043" calcext:value-type="float">
            <text:p>0.01204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22582" calcext:value-type="float">
            <text:p>0.72258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3.354946" calcext:value-type="float">
            <text:p>43.35494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750" calcext:value-type="float">
            <text:p>27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7" calcext:value-type="float">
            <text:p>0.0000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60" calcext:value-type="float">
            <text:p>27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2076" calcext:value-type="float">
            <text:p>0.01207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24537" calcext:value-type="float">
            <text:p>0.72453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3.472206" calcext:value-type="float">
            <text:p>43.47220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760" calcext:value-type="float">
            <text:p>27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1" calcext:value-type="float">
            <text:p>0.0000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70" calcext:value-type="float">
            <text:p>27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2108" calcext:value-type="float">
            <text:p>0.01210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26459" calcext:value-type="float">
            <text:p>0.72645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3.587528" calcext:value-type="float">
            <text:p>43.58752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770" calcext:value-type="float">
            <text:p>27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44" calcext:value-type="float">
            <text:p>0.0001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80" calcext:value-type="float">
            <text:p>27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214" calcext:value-type="float">
            <text:p>0.0121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28416" calcext:value-type="float">
            <text:p>0.72841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3.704979" calcext:value-type="float">
            <text:p>43.70497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780" calcext:value-type="float">
            <text:p>27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8" calcext:value-type="float">
            <text:p>0.0000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90" calcext:value-type="float">
            <text:p>27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2173" calcext:value-type="float">
            <text:p>0.01217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30375" calcext:value-type="float">
            <text:p>0.73037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3.822506" calcext:value-type="float">
            <text:p>43.82250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790" calcext:value-type="float">
            <text:p>27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4" calcext:value-type="float">
            <text:p>0.0000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2205" calcext:value-type="float">
            <text:p>0.01220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323" calcext:value-type="float">
            <text:p>0.732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3.938007" calcext:value-type="float">
            <text:p>43.93800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800" calcext:value-type="float">
            <text:p>28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33" calcext:value-type="float">
            <text:p>0.0001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10" calcext:value-type="float">
            <text:p>28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2238" calcext:value-type="float">
            <text:p>0.01223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34259" calcext:value-type="float">
            <text:p>0.73425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4.055565" calcext:value-type="float">
            <text:p>44.05556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810" calcext:value-type="float">
            <text:p>28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8" calcext:value-type="float">
            <text:p>0.0000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20" calcext:value-type="float">
            <text:p>28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227" calcext:value-type="float">
            <text:p>0.0122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36223" calcext:value-type="float">
            <text:p>0.73622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4.173367" calcext:value-type="float">
            <text:p>44.17336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820" calcext:value-type="float">
            <text:p>28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5" calcext:value-type="float">
            <text:p>0.000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30" calcext:value-type="float">
            <text:p>28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2303" calcext:value-type="float">
            <text:p>0.01230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38154" calcext:value-type="float">
            <text:p>0.73815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4.289242" calcext:value-type="float">
            <text:p>44.28924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830" calcext:value-type="float">
            <text:p>28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4" calcext:value-type="float">
            <text:p>0.00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40" calcext:value-type="float">
            <text:p>28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2335" calcext:value-type="float">
            <text:p>0.01233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40118" calcext:value-type="float">
            <text:p>0.74011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4.407089" calcext:value-type="float">
            <text:p>44.40708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840" calcext:value-type="float">
            <text:p>28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3" calcext:value-type="float">
            <text:p>0.0000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50" calcext:value-type="float">
            <text:p>28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2368" calcext:value-type="float">
            <text:p>0.01236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42079" calcext:value-type="float">
            <text:p>0.74207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4.524738" calcext:value-type="float">
            <text:p>44.52473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850" calcext:value-type="float">
            <text:p>28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7" calcext:value-type="float">
            <text:p>0.0000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60" calcext:value-type="float">
            <text:p>28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24" calcext:value-type="float">
            <text:p>0.012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44022" calcext:value-type="float">
            <text:p>0.74402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4.641315" calcext:value-type="float">
            <text:p>44.64131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860" calcext:value-type="float">
            <text:p>28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49" calcext:value-type="float">
            <text:p>0.0001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70" calcext:value-type="float">
            <text:p>28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2433" calcext:value-type="float">
            <text:p>0.01243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45988" calcext:value-type="float">
            <text:p>0.74598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4.759254" calcext:value-type="float">
            <text:p>44.75925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870" calcext:value-type="float">
            <text:p>28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6" calcext:value-type="float">
            <text:p>0.0000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80" calcext:value-type="float">
            <text:p>28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2466" calcext:value-type="float">
            <text:p>0.01246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47969" calcext:value-type="float">
            <text:p>0.74796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4.878136" calcext:value-type="float">
            <text:p>44.87813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880" calcext:value-type="float">
            <text:p>28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2" calcext:value-type="float">
            <text:p>0.000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90" calcext:value-type="float">
            <text:p>28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2499" calcext:value-type="float">
            <text:p>0.01249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49943" calcext:value-type="float">
            <text:p>0.74994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4.996567" calcext:value-type="float">
            <text:p>44.99656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890" calcext:value-type="float">
            <text:p>28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89" calcext:value-type="float">
            <text:p>0.0001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2533" calcext:value-type="float">
            <text:p>0.01253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5.119984" calcext:value-type="float">
            <text:p>45.11998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900" calcext:value-type="float">
            <text:p>29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2" calcext:value-type="float">
            <text:p>0.000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10" calcext:value-type="float">
            <text:p>29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2566" calcext:value-type="float">
            <text:p>0.01256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53985" calcext:value-type="float">
            <text:p>0.75398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5.23909" calcext:value-type="float">
            <text:p>45.2390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910" calcext:value-type="float">
            <text:p>29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6" calcext:value-type="float">
            <text:p>0.0000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20" calcext:value-type="float">
            <text:p>29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2599" calcext:value-type="float">
            <text:p>0.01259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55952" calcext:value-type="float">
            <text:p>0.75595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5.357132" calcext:value-type="float">
            <text:p>45.35713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920" calcext:value-type="float">
            <text:p>29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8" calcext:value-type="float">
            <text:p>0.0000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30" calcext:value-type="float">
            <text:p>29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2632" calcext:value-type="float">
            <text:p>0.01263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57892" calcext:value-type="float">
            <text:p>0.75789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5.473545" calcext:value-type="float">
            <text:p>45.47354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930" calcext:value-type="float">
            <text:p>29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64" calcext:value-type="float">
            <text:p>0.0001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40" calcext:value-type="float">
            <text:p>29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2665" calcext:value-type="float">
            <text:p>0.01266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59904" calcext:value-type="float">
            <text:p>0.75990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5.594212" calcext:value-type="float">
            <text:p>45.59421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940" calcext:value-type="float">
            <text:p>29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09" calcext:value-type="float">
            <text:p>0.0001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2698" calcext:value-type="float">
            <text:p>0.01269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61888" calcext:value-type="float">
            <text:p>0.76188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5.713276" calcext:value-type="float">
            <text:p>45.71327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950" calcext:value-type="float">
            <text:p>29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7" calcext:value-type="float">
            <text:p>0.000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60" calcext:value-type="float">
            <text:p>29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2731" calcext:value-type="float">
            <text:p>0.01273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63852" calcext:value-type="float">
            <text:p>0.76385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5.83112" calcext:value-type="float">
            <text:p>45.8311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960" calcext:value-type="float">
            <text:p>29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5" calcext:value-type="float">
            <text:p>0.0000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70" calcext:value-type="float">
            <text:p>29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2763" calcext:value-type="float">
            <text:p>0.01276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65794" calcext:value-type="float">
            <text:p>0.76579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5.947647" calcext:value-type="float">
            <text:p>45.94764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970" calcext:value-type="float">
            <text:p>29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9" calcext:value-type="float">
            <text:p>0.00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80" calcext:value-type="float">
            <text:p>29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2796" calcext:value-type="float">
            <text:p>0.01279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67773" calcext:value-type="float">
            <text:p>0.76777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6.066387" calcext:value-type="float">
            <text:p>46.06638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980" calcext:value-type="float">
            <text:p>29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34" calcext:value-type="float">
            <text:p>0.000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90" calcext:value-type="float">
            <text:p>29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2829" calcext:value-type="float">
            <text:p>0.01282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69744" calcext:value-type="float">
            <text:p>0.76974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6.184612" calcext:value-type="float">
            <text:p>46.18461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990" calcext:value-type="float">
            <text:p>29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7" calcext:value-type="float">
            <text:p>0.0000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2862" calcext:value-type="float">
            <text:p>0.01286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71714" calcext:value-type="float">
            <text:p>0.77171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6.302841" calcext:value-type="float">
            <text:p>46.30284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7" calcext:value-type="float">
            <text:p>0.0000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10" calcext:value-type="float">
            <text:p>30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2895" calcext:value-type="float">
            <text:p>0.01289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73682" calcext:value-type="float">
            <text:p>0.77368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6.420898" calcext:value-type="float">
            <text:p>46.42089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010" calcext:value-type="float">
            <text:p>30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" calcext:value-type="float">
            <text:p>0.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20" calcext:value-type="float">
            <text:p>3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2927" calcext:value-type="float">
            <text:p>0.01292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7563" calcext:value-type="float">
            <text:p>0.7756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6.537811" calcext:value-type="float">
            <text:p>46.53781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020" calcext:value-type="float">
            <text:p>3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85" calcext:value-type="float">
            <text:p>0.0001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30" calcext:value-type="float">
            <text:p>30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2961" calcext:value-type="float">
            <text:p>0.01296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77631" calcext:value-type="float">
            <text:p>0.77763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6.657837" calcext:value-type="float">
            <text:p>46.65783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030" calcext:value-type="float">
            <text:p>30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42" calcext:value-type="float">
            <text:p>0.0001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40" calcext:value-type="float">
            <text:p>30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2994" calcext:value-type="float">
            <text:p>0.01299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79659" calcext:value-type="float">
            <text:p>0.77965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6.779541" calcext:value-type="float">
            <text:p>46.77954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040" calcext:value-type="float">
            <text:p>30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06" calcext:value-type="float">
            <text:p>0.0001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50" calcext:value-type="float">
            <text:p>30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3027" calcext:value-type="float">
            <text:p>0.01302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81639" calcext:value-type="float">
            <text:p>0.78163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6.898312" calcext:value-type="float">
            <text:p>46.89831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050" calcext:value-type="float">
            <text:p>30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6" calcext:value-type="float">
            <text:p>0.0000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60" calcext:value-type="float">
            <text:p>30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1306" calcext:value-type="float">
            <text:p>0.0130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83608" calcext:value-type="float">
            <text:p>0.78360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7.016495" calcext:value-type="float">
            <text:p>47.01649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060" calcext:value-type="float">
            <text:p>30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1" calcext:value-type="float">
            <text:p>0.0000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70" calcext:value-type="float">
            <text:p>30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3093" calcext:value-type="float">
            <text:p>0.01309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85582" calcext:value-type="float">
            <text:p>0.78558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7.134914" calcext:value-type="float">
            <text:p>47.13491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070" calcext:value-type="float">
            <text:p>30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1" calcext:value-type="float">
            <text:p>0.0000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80" calcext:value-type="float">
            <text:p>30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3125" calcext:value-type="float">
            <text:p>0.01312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87513" calcext:value-type="float">
            <text:p>0.78751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7.250759" calcext:value-type="float">
            <text:p>47.25075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080" calcext:value-type="float">
            <text:p>30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2" calcext:value-type="float">
            <text:p>0.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90" calcext:value-type="float">
            <text:p>30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3158" calcext:value-type="float">
            <text:p>0.01315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89477" calcext:value-type="float">
            <text:p>0.78947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7.368629" calcext:value-type="float">
            <text:p>47.36862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090" calcext:value-type="float">
            <text:p>30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72" calcext:value-type="float">
            <text:p>0.0001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00" calcext:value-type="float">
            <text:p>3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13191" calcext:value-type="float">
            <text:p>0.01319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91446" calcext:value-type="float">
            <text:p>0.79144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7.486744" calcext:value-type="float">
            <text:p>47.48674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100" calcext:value-type="float">
            <text:p>3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37" calcext:value-type="float">
            <text:p>0.0001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10" calcext:value-type="float">
            <text:p>3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13224" calcext:value-type="float">
            <text:p>0.01322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93417" calcext:value-type="float">
            <text:p>0.79341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7.605034" calcext:value-type="float">
            <text:p>47.60503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110" calcext:value-type="float">
            <text:p>3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15" calcext:value-type="float">
            <text:p>0.0001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20" calcext:value-type="float">
            <text:p>31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13256" calcext:value-type="float">
            <text:p>0.01325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95383" calcext:value-type="float">
            <text:p>0.79538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7.723003" calcext:value-type="float">
            <text:p>47.72300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120" calcext:value-type="float">
            <text:p>31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7" calcext:value-type="float">
            <text:p>0.0000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30" calcext:value-type="float">
            <text:p>31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1329" calcext:value-type="float">
            <text:p>0.0132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97395" calcext:value-type="float">
            <text:p>0.79739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7.843712" calcext:value-type="float">
            <text:p>47.84371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130" calcext:value-type="float">
            <text:p>31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2" calcext:value-type="float">
            <text:p>0.0000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40" calcext:value-type="float">
            <text:p>31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13323" calcext:value-type="float">
            <text:p>0.01332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99363" calcext:value-type="float">
            <text:p>0.79936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7.961807" calcext:value-type="float">
            <text:p>47.96180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140" calcext:value-type="float">
            <text:p>31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8" calcext:value-type="float">
            <text:p>0.0000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50" calcext:value-type="float">
            <text:p>31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3358" calcext:value-type="float">
            <text:p>0.01335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01497" calcext:value-type="float">
            <text:p>0.80149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8.089798" calcext:value-type="float">
            <text:p>48.08979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150" calcext:value-type="float">
            <text:p>31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5" calcext:value-type="float">
            <text:p>0.00005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150" calcext:value-type="float">
            <text:p>31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3" calcext:value-type="float">
            <text:p>0.0000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60" calcext:value-type="float">
            <text:p>31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13398" calcext:value-type="float">
            <text:p>0.01339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03855" calcext:value-type="float">
            <text:p>0.80385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8.231285" calcext:value-type="float">
            <text:p>48.23128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160" calcext:value-type="float">
            <text:p>31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" calcext:value-type="float">
            <text:p>0.0000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160" calcext:value-type="float">
            <text:p>31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2" calcext:value-type="float">
            <text:p>0.0000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70" calcext:value-type="float">
            <text:p>31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13437" calcext:value-type="float">
            <text:p>0.01343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06198" calcext:value-type="float">
            <text:p>0.80619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8.37188" calcext:value-type="float">
            <text:p>48.3718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170" calcext:value-type="float">
            <text:p>31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2" calcext:value-type="float">
            <text:p>0.00004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170" calcext:value-type="float">
            <text:p>31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7" calcext:value-type="float">
            <text:p>0.0000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80" calcext:value-type="float">
            <text:p>31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3476" calcext:value-type="float">
            <text:p>0.01347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08582" calcext:value-type="float">
            <text:p>0.80858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8.514931" calcext:value-type="float">
            <text:p>48.51493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180" calcext:value-type="float">
            <text:p>31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" calcext:value-type="float">
            <text:p>0.00004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180" calcext:value-type="float">
            <text:p>31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1" calcext:value-type="float">
            <text:p>0.0000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90" calcext:value-type="float">
            <text:p>31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3515" calcext:value-type="float">
            <text:p>0.01351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10919" calcext:value-type="float">
            <text:p>0.81091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8.655163" calcext:value-type="float">
            <text:p>48.65516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190" calcext:value-type="float">
            <text:p>31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2" calcext:value-type="float">
            <text:p>0.00003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190" calcext:value-type="float">
            <text:p>31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3" calcext:value-type="float">
            <text:p>0.0000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3556" calcext:value-type="float">
            <text:p>0.01355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13378" calcext:value-type="float">
            <text:p>0.81337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8.80267" calcext:value-type="float">
            <text:p>48.8026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" calcext:value-type="float">
            <text:p>0.00003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1" calcext:value-type="float">
            <text:p>0.0000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10" calcext:value-type="float">
            <text:p>32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3602" calcext:value-type="float">
            <text:p>0.01360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16112" calcext:value-type="float">
            <text:p>0.81611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8.96669" calcext:value-type="float">
            <text:p>48.9666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210" calcext:value-type="float">
            <text:p>32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" calcext:value-type="float">
            <text:p>0.00003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210" calcext:value-type="float">
            <text:p>32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" calcext:value-type="float">
            <text:p>0.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20" calcext:value-type="float">
            <text:p>32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3643" calcext:value-type="float">
            <text:p>0.01364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18587" calcext:value-type="float">
            <text:p>0.81858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9.115215" calcext:value-type="float">
            <text:p>49.11521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220" calcext:value-type="float">
            <text:p>32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" calcext:value-type="float">
            <text:p>0.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30" calcext:value-type="float">
            <text:p>32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3676" calcext:value-type="float">
            <text:p>0.01367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20539" calcext:value-type="float">
            <text:p>0.82053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9.232319" calcext:value-type="float">
            <text:p>49.23231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230" calcext:value-type="float">
            <text:p>32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1" calcext:value-type="float">
            <text:p>0.0000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40" calcext:value-type="float">
            <text:p>32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3708" calcext:value-type="float">
            <text:p>0.01370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2249" calcext:value-type="float">
            <text:p>0.8224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9.349384" calcext:value-type="float">
            <text:p>49.34938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240" calcext:value-type="float">
            <text:p>32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2" calcext:value-type="float">
            <text:p>0.0000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3741" calcext:value-type="float">
            <text:p>0.01374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24443" calcext:value-type="float">
            <text:p>0.82444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9.466587" calcext:value-type="float">
            <text:p>49.46658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250" calcext:value-type="float">
            <text:p>3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2" calcext:value-type="float">
            <text:p>0.0000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60" calcext:value-type="float">
            <text:p>32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3773" calcext:value-type="float">
            <text:p>0.01377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264" calcext:value-type="float">
            <text:p>0.826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9.584026" calcext:value-type="float">
            <text:p>49.58402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260" calcext:value-type="float">
            <text:p>32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3" calcext:value-type="float">
            <text:p>0.0000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70" calcext:value-type="float">
            <text:p>32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3806" calcext:value-type="float">
            <text:p>0.01380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28357" calcext:value-type="float">
            <text:p>0.82835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9.701431" calcext:value-type="float">
            <text:p>49.70143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270" calcext:value-type="float">
            <text:p>32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4" calcext:value-type="float">
            <text:p>0.000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80" calcext:value-type="float">
            <text:p>32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cts</text:p>
          </table:table-cell>
          <table:table-cell office:value-type="float" office:value="0.013839" calcext:value-type="float">
            <text:p>0.01383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3035" calcext:value-type="float">
            <text:p>0.8303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9.820988" calcext:value-type="float">
            <text:p>49.82098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280" calcext:value-type="float">
            <text:p>32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5" calcext:value-type="float">
            <text:p>0.0000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90" calcext:value-type="float">
            <text:p>32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3872" calcext:value-type="float">
            <text:p>0.01387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32299" calcext:value-type="float">
            <text:p>0.83229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9.937962" calcext:value-type="float">
            <text:p>49.93796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290" calcext:value-type="float">
            <text:p>32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6" calcext:value-type="float">
            <text:p>0.0000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00" calcext:value-type="float">
            <text:p>33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3904" calcext:value-type="float">
            <text:p>0.01390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34268" calcext:value-type="float">
            <text:p>0.83426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0.056076" calcext:value-type="float">
            <text:p>50.05607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300" calcext:value-type="float">
            <text:p>33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" calcext:value-type="float">
            <text:p>0.00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10" calcext:value-type="float">
            <text:p>33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3937" calcext:value-type="float">
            <text:p>0.01393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36227" calcext:value-type="float">
            <text:p>0.83622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0.173603" calcext:value-type="float">
            <text:p>50.17360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310" calcext:value-type="float">
            <text:p>33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2" calcext:value-type="float">
            <text:p>0.0000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20" calcext:value-type="float">
            <text:p>33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1397" calcext:value-type="float">
            <text:p>0.0139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38211" calcext:value-type="float">
            <text:p>0.83821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0.292637" calcext:value-type="float">
            <text:p>50.29263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320" calcext:value-type="float">
            <text:p>33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9" calcext:value-type="float">
            <text:p>0.0000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30" calcext:value-type="float">
            <text:p>33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14003" calcext:value-type="float">
            <text:p>0.01400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40162" calcext:value-type="float">
            <text:p>0.84016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0.409714" calcext:value-type="float">
            <text:p>50.40971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330" calcext:value-type="float">
            <text:p>33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" calcext:value-type="float">
            <text:p>0.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40" calcext:value-type="float">
            <text:p>33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14035" calcext:value-type="float">
            <text:p>0.01403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42113" calcext:value-type="float">
            <text:p>0.84211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0.526787" calcext:value-type="float">
            <text:p>50.52678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340" calcext:value-type="float">
            <text:p>33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25" calcext:value-type="float">
            <text:p>0.000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50" calcext:value-type="float">
            <text:p>33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14068" calcext:value-type="float">
            <text:p>0.01406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4407" calcext:value-type="float">
            <text:p>0.8440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0.644176" calcext:value-type="float">
            <text:p>50.64417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350" calcext:value-type="float">
            <text:p>33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53" calcext:value-type="float">
            <text:p>0.0001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60" calcext:value-type="float">
            <text:p>33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141" calcext:value-type="float">
            <text:p>0.014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46021" calcext:value-type="float">
            <text:p>0.84602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0.76123" calcext:value-type="float">
            <text:p>50.7612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360" calcext:value-type="float">
            <text:p>33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84" calcext:value-type="float">
            <text:p>0.0001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70" calcext:value-type="float">
            <text:p>33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acts</text:p>
          </table:table-cell>
          <table:table-cell office:value-type="float" office:value="0.014134" calcext:value-type="float">
            <text:p>0.01413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48015" calcext:value-type="float">
            <text:p>0.84801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0.88089" calcext:value-type="float">
            <text:p>50.8808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370" calcext:value-type="float">
            <text:p>33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6" calcext:value-type="float">
            <text:p>0.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80" calcext:value-type="float">
            <text:p>33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acts</text:p>
          </table:table-cell>
          <table:table-cell office:value-type="float" office:value="0.014167" calcext:value-type="float">
            <text:p>0.01416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49993" calcext:value-type="float">
            <text:p>0.84999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0.999599" calcext:value-type="float">
            <text:p>50.99959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380" calcext:value-type="float">
            <text:p>33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9" calcext:value-type="float">
            <text:p>0.0000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90" calcext:value-type="float">
            <text:p>33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cts</text:p>
          </table:table-cell>
          <table:table-cell office:value-type="float" office:value="0.014199" calcext:value-type="float">
            <text:p>0.01419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51953" calcext:value-type="float">
            <text:p>0.85195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1.117172" calcext:value-type="float">
            <text:p>51.11717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390" calcext:value-type="float">
            <text:p>33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4" calcext:value-type="float">
            <text:p>0.0000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cts</text:p>
          </table:table-cell>
          <table:table-cell office:value-type="float" office:value="0.014232" calcext:value-type="float">
            <text:p>0.01423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53903" calcext:value-type="float">
            <text:p>0.85390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1.234207" calcext:value-type="float">
            <text:p>51.23420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2" calcext:value-type="float">
            <text:p>0.0000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10" calcext:value-type="float">
            <text:p>34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cts</text:p>
          </table:table-cell>
          <table:table-cell office:value-type="float" office:value="0.014264" calcext:value-type="float">
            <text:p>0.01426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55856" calcext:value-type="float">
            <text:p>0.85585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1.351376" calcext:value-type="float">
            <text:p>51.35137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410" calcext:value-type="float">
            <text:p>34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07" calcext:value-type="float">
            <text:p>0.0001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20" calcext:value-type="float">
            <text:p>34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acts</text:p>
          </table:table-cell>
          <table:table-cell office:value-type="float" office:value="0.014297" calcext:value-type="float">
            <text:p>0.01429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57836" calcext:value-type="float">
            <text:p>0.85783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1.470184" calcext:value-type="float">
            <text:p>51.47018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420" calcext:value-type="float">
            <text:p>34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41" calcext:value-type="float">
            <text:p>0.0001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30" calcext:value-type="float">
            <text:p>34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acts</text:p>
          </table:table-cell>
          <table:table-cell office:value-type="float" office:value="0.01433" calcext:value-type="float">
            <text:p>0.0143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59804" calcext:value-type="float">
            <text:p>0.85980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1.588245" calcext:value-type="float">
            <text:p>51.58824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430" calcext:value-type="float">
            <text:p>34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95" calcext:value-type="float">
            <text:p>0.0001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40" calcext:value-type="float">
            <text:p>34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acts</text:p>
          </table:table-cell>
          <table:table-cell office:value-type="float" office:value="0.014363" calcext:value-type="float">
            <text:p>0.01436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618" calcext:value-type="float">
            <text:p>0.861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1.707993" calcext:value-type="float">
            <text:p>51.70799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440" calcext:value-type="float">
            <text:p>34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7" calcext:value-type="float">
            <text:p>0.0000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50" calcext:value-type="float">
            <text:p>34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cts</text:p>
          </table:table-cell>
          <table:table-cell office:value-type="float" office:value="0.014396" calcext:value-type="float">
            <text:p>0.01439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6376" calcext:value-type="float">
            <text:p>0.8637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1.825584" calcext:value-type="float">
            <text:p>51.82558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450" calcext:value-type="float">
            <text:p>34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7" calcext:value-type="float">
            <text:p>0.000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60" calcext:value-type="float">
            <text:p>34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cts</text:p>
          </table:table-cell>
          <table:table-cell office:value-type="float" office:value="0.014429" calcext:value-type="float">
            <text:p>0.01442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65737" calcext:value-type="float">
            <text:p>0.86573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1.94421" calcext:value-type="float">
            <text:p>51.9442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460" calcext:value-type="float">
            <text:p>34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7" calcext:value-type="float">
            <text:p>0.0000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70" calcext:value-type="float">
            <text:p>34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acts</text:p>
          </table:table-cell>
          <table:table-cell office:value-type="float" office:value="0.014463" calcext:value-type="float">
            <text:p>0.01446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6776" calcext:value-type="float">
            <text:p>0.8677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2.065575" calcext:value-type="float">
            <text:p>52.06557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470" calcext:value-type="float">
            <text:p>34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44" calcext:value-type="float">
            <text:p>0.0001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80" calcext:value-type="float">
            <text:p>34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acts</text:p>
          </table:table-cell>
          <table:table-cell office:value-type="float" office:value="0.014495" calcext:value-type="float">
            <text:p>0.01449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69713" calcext:value-type="float">
            <text:p>0.86971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2.18277" calcext:value-type="float">
            <text:p>52.1827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480" calcext:value-type="float">
            <text:p>34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9" calcext:value-type="float">
            <text:p>0.000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90" calcext:value-type="float">
            <text:p>34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cts</text:p>
          </table:table-cell>
          <table:table-cell office:value-type="float" office:value="0.014528" calcext:value-type="float">
            <text:p>0.01452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7169" calcext:value-type="float">
            <text:p>0.8716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2.301403" calcext:value-type="float">
            <text:p>52.30140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490" calcext:value-type="float">
            <text:p>34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2" calcext:value-type="float">
            <text:p>0.0000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cts</text:p>
          </table:table-cell>
          <table:table-cell office:value-type="float" office:value="0.014561" calcext:value-type="float">
            <text:p>0.01456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73636" calcext:value-type="float">
            <text:p>0.87363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2.418179" calcext:value-type="float">
            <text:p>52.41817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500" calcext:value-type="float">
            <text:p>3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2" calcext:value-type="float">
            <text:p>0.000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10" calcext:value-type="float">
            <text:p>35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acts</text:p>
          </table:table-cell>
          <table:table-cell office:value-type="float" office:value="0.014593" calcext:value-type="float">
            <text:p>0.01459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75575" calcext:value-type="float">
            <text:p>0.87557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2.534477" calcext:value-type="float">
            <text:p>52.53447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510" calcext:value-type="float">
            <text:p>35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47" calcext:value-type="float">
            <text:p>0.0001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20" calcext:value-type="float">
            <text:p>35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acts</text:p>
          </table:table-cell>
          <table:table-cell office:value-type="float" office:value="0.014625" calcext:value-type="float">
            <text:p>0.01462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77524" calcext:value-type="float">
            <text:p>0.87752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2.651424" calcext:value-type="float">
            <text:p>52.65142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520" calcext:value-type="float">
            <text:p>35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11" calcext:value-type="float">
            <text:p>0.000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30" calcext:value-type="float">
            <text:p>35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cts</text:p>
          </table:table-cell>
          <table:table-cell office:value-type="float" office:value="0.014658" calcext:value-type="float">
            <text:p>0.01465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79498" calcext:value-type="float">
            <text:p>0.87949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2.769863" calcext:value-type="float">
            <text:p>52.76986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530" calcext:value-type="float">
            <text:p>35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5" calcext:value-type="float">
            <text:p>0.0000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40" calcext:value-type="float">
            <text:p>35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cts</text:p>
          </table:table-cell>
          <table:table-cell office:value-type="float" office:value="0.014691" calcext:value-type="float">
            <text:p>0.01469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81451" calcext:value-type="float">
            <text:p>0.88145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2.887047" calcext:value-type="float">
            <text:p>52.88704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540" calcext:value-type="float">
            <text:p>35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7" calcext:value-type="float">
            <text:p>0.0000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50" calcext:value-type="float">
            <text:p>35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acts</text:p>
          </table:table-cell>
          <table:table-cell office:value-type="float" office:value="0.014724" calcext:value-type="float">
            <text:p>0.01472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83425" calcext:value-type="float">
            <text:p>0.88342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3.005516" calcext:value-type="float">
            <text:p>53.00551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550" calcext:value-type="float">
            <text:p>35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54" calcext:value-type="float">
            <text:p>0.0001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60" calcext:value-type="float">
            <text:p>35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acts</text:p>
          </table:table-cell>
          <table:table-cell office:value-type="float" office:value="0.014756" calcext:value-type="float">
            <text:p>0.01475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85386" calcext:value-type="float">
            <text:p>0.88538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3.123154" calcext:value-type="float">
            <text:p>53.12315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560" calcext:value-type="float">
            <text:p>35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13" calcext:value-type="float">
            <text:p>0.0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70" calcext:value-type="float">
            <text:p>35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cts</text:p>
          </table:table-cell>
          <table:table-cell office:value-type="float" office:value="0.01479" calcext:value-type="float">
            <text:p>0.0147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87378" calcext:value-type="float">
            <text:p>0.88737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3.242668" calcext:value-type="float">
            <text:p>53.24266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570" calcext:value-type="float">
            <text:p>35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8" calcext:value-type="float">
            <text:p>0.0000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80" calcext:value-type="float">
            <text:p>35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cts</text:p>
          </table:table-cell>
          <table:table-cell office:value-type="float" office:value="0.014822" calcext:value-type="float">
            <text:p>0.01482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89345" calcext:value-type="float">
            <text:p>0.88934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3.36071" calcext:value-type="float">
            <text:p>53.3607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580" calcext:value-type="float">
            <text:p>35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01" calcext:value-type="float">
            <text:p>0.000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90" calcext:value-type="float">
            <text:p>35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acts</text:p>
          </table:table-cell>
          <table:table-cell office:value-type="float" office:value="0.014865" calcext:value-type="float">
            <text:p>0.01486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9187" calcext:value-type="float">
            <text:p>0.8918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3.512215" calcext:value-type="float">
            <text:p>53.51221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590" calcext:value-type="float">
            <text:p>35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6" calcext:value-type="float">
            <text:p>0.000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acts</text:p>
          </table:table-cell>
          <table:table-cell office:value-type="float" office:value="0.014902" calcext:value-type="float">
            <text:p>0.01490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9411" calcext:value-type="float">
            <text:p>0.8941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3.646603" calcext:value-type="float">
            <text:p>53.64660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600" calcext:value-type="float">
            <text:p>36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15" calcext:value-type="float">
            <text:p>0.000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10" calcext:value-type="float">
            <text:p>36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acts</text:p>
          </table:table-cell>
          <table:table-cell office:value-type="float" office:value="0.01494" calcext:value-type="float">
            <text:p>0.0149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9641" calcext:value-type="float">
            <text:p>0.8964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3.784576" calcext:value-type="float">
            <text:p>53.78457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610" calcext:value-type="float">
            <text:p>36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8" calcext:value-type="float">
            <text:p>0.0000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20" calcext:value-type="float">
            <text:p>36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ntacts</text:p>
          </table:table-cell>
          <table:table-cell office:value-type="float" office:value="0.014974" calcext:value-type="float">
            <text:p>0.01497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98438" calcext:value-type="float">
            <text:p>0.89843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3.906284" calcext:value-type="float">
            <text:p>53.90628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620" calcext:value-type="float">
            <text:p>36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04" calcext:value-type="float">
            <text:p>0.0001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30" calcext:value-type="float">
            <text:p>36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acts</text:p>
          </table:table-cell>
          <table:table-cell office:value-type="float" office:value="0.015007" calcext:value-type="float">
            <text:p>0.01500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00434" calcext:value-type="float">
            <text:p>0.90043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4.02602" calcext:value-type="float">
            <text:p>54.0260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630" calcext:value-type="float">
            <text:p>36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76" calcext:value-type="float">
            <text:p>0.000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40" calcext:value-type="float">
            <text:p>36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acts</text:p>
          </table:table-cell>
          <table:table-cell office:value-type="float" office:value="0.01504" calcext:value-type="float">
            <text:p>0.0150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02429" calcext:value-type="float">
            <text:p>0.90242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4.145741" calcext:value-type="float">
            <text:p>54.14574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640" calcext:value-type="float">
            <text:p>36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5" calcext:value-type="float">
            <text:p>0.0000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50" calcext:value-type="float">
            <text:p>36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acts</text:p>
          </table:table-cell>
          <table:table-cell office:value-type="float" office:value="0.015073" calcext:value-type="float">
            <text:p>0.01507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04392" calcext:value-type="float">
            <text:p>0.90439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4.263527" calcext:value-type="float">
            <text:p>54.26352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650" calcext:value-type="float">
            <text:p>36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07" calcext:value-type="float">
            <text:p>0.0001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60" calcext:value-type="float">
            <text:p>36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ntacts</text:p>
          </table:table-cell>
          <table:table-cell office:value-type="float" office:value="0.015106" calcext:value-type="float">
            <text:p>0.01510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06356" calcext:value-type="float">
            <text:p>0.90635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4.381355" calcext:value-type="float">
            <text:p>54.38135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660" calcext:value-type="float">
            <text:p>36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95" calcext:value-type="float">
            <text:p>0.0001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70" calcext:value-type="float">
            <text:p>36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acts</text:p>
          </table:table-cell>
          <table:table-cell office:value-type="float" office:value="0.01514" calcext:value-type="float">
            <text:p>0.0151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0837" calcext:value-type="float">
            <text:p>0.9083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4.502205" calcext:value-type="float">
            <text:p>54.50220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670" calcext:value-type="float">
            <text:p>36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3" calcext:value-type="float">
            <text:p>0.0000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80" calcext:value-type="float">
            <text:p>36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acts</text:p>
          </table:table-cell>
          <table:table-cell office:value-type="float" office:value="0.015173" calcext:value-type="float">
            <text:p>0.01517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10358" calcext:value-type="float">
            <text:p>0.91035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4.621456" calcext:value-type="float">
            <text:p>54.62145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680" calcext:value-type="float">
            <text:p>36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05" calcext:value-type="float">
            <text:p>0.0001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90" calcext:value-type="float">
            <text:p>36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ntacts</text:p>
          </table:table-cell>
          <table:table-cell office:value-type="float" office:value="0.015206" calcext:value-type="float">
            <text:p>0.01520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12358" calcext:value-type="float">
            <text:p>0.91235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4.741467" calcext:value-type="float">
            <text:p>54.74146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690" calcext:value-type="float">
            <text:p>36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92" calcext:value-type="float">
            <text:p>0.0001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00" calcext:value-type="float">
            <text:p>37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acts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14371" calcext:value-type="float">
            <text:p>0.91437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4.862267" calcext:value-type="float">
            <text:p>54.86226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700" calcext:value-type="float">
            <text:p>37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2" calcext:value-type="float">
            <text:p>0.0000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10" calcext:value-type="float">
            <text:p>37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acts</text:p>
          </table:table-cell>
          <table:table-cell office:value-type="float" office:value="0.015272" calcext:value-type="float">
            <text:p>0.01527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16345" calcext:value-type="float">
            <text:p>0.91634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4.980679" calcext:value-type="float">
            <text:p>54.98067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710" calcext:value-type="float">
            <text:p>37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03" calcext:value-type="float">
            <text:p>0.0001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20" calcext:value-type="float">
            <text:p>37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acts</text:p>
          </table:table-cell>
          <table:table-cell office:value-type="float" office:value="0.015305" calcext:value-type="float">
            <text:p>0.01530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18309" calcext:value-type="float">
            <text:p>0.91830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5.098564" calcext:value-type="float">
            <text:p>55.09856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720" calcext:value-type="float">
            <text:p>37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91" calcext:value-type="float">
            <text:p>0.0001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30" calcext:value-type="float">
            <text:p>37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acts</text:p>
          </table:table-cell>
          <table:table-cell office:value-type="float" office:value="0.01534" calcext:value-type="float">
            <text:p>0.0153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20377" calcext:value-type="float">
            <text:p>0.92037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5.222603" calcext:value-type="float">
            <text:p>55.22260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730" calcext:value-type="float">
            <text:p>37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" calcext:value-type="float">
            <text:p>0.00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40" calcext:value-type="float">
            <text:p>37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acts</text:p>
          </table:table-cell>
          <table:table-cell office:value-type="float" office:value="0.015373" calcext:value-type="float">
            <text:p>0.01537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22375" calcext:value-type="float">
            <text:p>0.92237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5.34251" calcext:value-type="float">
            <text:p>55.3425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740" calcext:value-type="float">
            <text:p>37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" calcext:value-type="float">
            <text:p>0.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acts</text:p>
          </table:table-cell>
          <table:table-cell office:value-type="float" office:value="0.015406" calcext:value-type="float">
            <text:p>0.01540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24337" calcext:value-type="float">
            <text:p>0.92433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5.460239" calcext:value-type="float">
            <text:p>55.46023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750" calcext:value-type="float">
            <text:p>37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89" calcext:value-type="float">
            <text:p>0.0001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60" calcext:value-type="float">
            <text:p>37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acts</text:p>
          </table:table-cell>
          <table:table-cell office:value-type="float" office:value="0.015439" calcext:value-type="float">
            <text:p>0.01543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26346" calcext:value-type="float">
            <text:p>0.92634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5.580742" calcext:value-type="float">
            <text:p>55.58074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760" calcext:value-type="float">
            <text:p>37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1" calcext:value-type="float">
            <text:p>0.0000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70" calcext:value-type="float">
            <text:p>37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acts</text:p>
          </table:table-cell>
          <table:table-cell office:value-type="float" office:value="0.015472" calcext:value-type="float">
            <text:p>0.01547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28311" calcext:value-type="float">
            <text:p>0.92831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5.698639" calcext:value-type="float">
            <text:p>55.69863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770" calcext:value-type="float">
            <text:p>37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" calcext:value-type="float">
            <text:p>0.00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80" calcext:value-type="float">
            <text:p>37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acts</text:p>
          </table:table-cell>
          <table:table-cell office:value-type="float" office:value="0.015504" calcext:value-type="float">
            <text:p>0.01550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30266" calcext:value-type="float">
            <text:p>0.93026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5.815937" calcext:value-type="float">
            <text:p>55.81593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780" calcext:value-type="float">
            <text:p>37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58" calcext:value-type="float">
            <text:p>0.0001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90" calcext:value-type="float">
            <text:p>37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acts</text:p>
          </table:table-cell>
          <table:table-cell office:value-type="float" office:value="0.015537" calcext:value-type="float">
            <text:p>0.01553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32219" calcext:value-type="float">
            <text:p>0.93221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5.933167" calcext:value-type="float">
            <text:p>55.93316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790" calcext:value-type="float">
            <text:p>37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3" calcext:value-type="float">
            <text:p>0.0000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00" calcext:value-type="float">
            <text:p>38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acts</text:p>
          </table:table-cell>
          <table:table-cell office:value-type="float" office:value="0.015573" calcext:value-type="float">
            <text:p>0.01557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34399" calcext:value-type="float">
            <text:p>0.93439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6.063915" calcext:value-type="float">
            <text:p>56.06391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800" calcext:value-type="float">
            <text:p>38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34" calcext:value-type="float">
            <text:p>0.000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10" calcext:value-type="float">
            <text:p>38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acts</text:p>
          </table:table-cell>
          <table:table-cell office:value-type="float" office:value="0.015608" calcext:value-type="float">
            <text:p>0.01560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36461" calcext:value-type="float">
            <text:p>0.93646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6.187637" calcext:value-type="float">
            <text:p>56.18763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810" calcext:value-type="float">
            <text:p>38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49" calcext:value-type="float">
            <text:p>0.0001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20" calcext:value-type="float">
            <text:p>38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acts</text:p>
          </table:table-cell>
          <table:table-cell office:value-type="float" office:value="0.015644" calcext:value-type="float">
            <text:p>0.01564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38654" calcext:value-type="float">
            <text:p>0.93865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6.319214" calcext:value-type="float">
            <text:p>56.31921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820" calcext:value-type="float">
            <text:p>38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25" calcext:value-type="float">
            <text:p>0.000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30" calcext:value-type="float">
            <text:p>38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acts</text:p>
          </table:table-cell>
          <table:table-cell office:value-type="float" office:value="0.015678" calcext:value-type="float">
            <text:p>0.01567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4068" calcext:value-type="float">
            <text:p>0.9406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6.440784" calcext:value-type="float">
            <text:p>56.44078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830" calcext:value-type="float">
            <text:p>38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01" calcext:value-type="float">
            <text:p>0.000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40" calcext:value-type="float">
            <text:p>38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acts</text:p>
          </table:table-cell>
          <table:table-cell office:value-type="float" office:value="0.015711" calcext:value-type="float">
            <text:p>0.01571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4267" calcext:value-type="float">
            <text:p>0.9426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6.560219" calcext:value-type="float">
            <text:p>56.56021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840" calcext:value-type="float">
            <text:p>38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37" calcext:value-type="float">
            <text:p>0.0001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50" calcext:value-type="float">
            <text:p>38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acts</text:p>
          </table:table-cell>
          <table:table-cell office:value-type="float" office:value="0.015744" calcext:value-type="float">
            <text:p>0.01574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44658" calcext:value-type="float">
            <text:p>0.94465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6.679478" calcext:value-type="float">
            <text:p>56.67947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850" calcext:value-type="float">
            <text:p>38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59" calcext:value-type="float">
            <text:p>0.0001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60" calcext:value-type="float">
            <text:p>38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acts</text:p>
          </table:table-cell>
          <table:table-cell office:value-type="float" office:value="0.015777" calcext:value-type="float">
            <text:p>0.01577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46643" calcext:value-type="float">
            <text:p>0.94664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6.798573" calcext:value-type="float">
            <text:p>56.79857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860" calcext:value-type="float">
            <text:p>38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04" calcext:value-type="float">
            <text:p>0.0002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70" calcext:value-type="float">
            <text:p>38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acts</text:p>
          </table:table-cell>
          <table:table-cell office:value-type="float" office:value="0.01581" calcext:value-type="float">
            <text:p>0.0158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48627" calcext:value-type="float">
            <text:p>0.94862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6.917622" calcext:value-type="float">
            <text:p>56.91762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870" calcext:value-type="float">
            <text:p>38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3" calcext:value-type="float">
            <text:p>0.0000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80" calcext:value-type="float">
            <text:p>38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cts</text:p>
          </table:table-cell>
          <table:table-cell office:value-type="float" office:value="0.015844" calcext:value-type="float">
            <text:p>0.01584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50643" calcext:value-type="float">
            <text:p>0.95064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7.038551" calcext:value-type="float">
            <text:p>57.03855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880" calcext:value-type="float">
            <text:p>38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" calcext:value-type="float">
            <text:p>0.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90" calcext:value-type="float">
            <text:p>38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cts</text:p>
          </table:table-cell>
          <table:table-cell office:value-type="float" office:value="0.015877" calcext:value-type="float">
            <text:p>0.01587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52632" calcext:value-type="float">
            <text:p>0.95263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7.157898" calcext:value-type="float">
            <text:p>57.15789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890" calcext:value-type="float">
            <text:p>38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3" calcext:value-type="float">
            <text:p>0.0000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00" calcext:value-type="float">
            <text:p>39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cts</text:p>
          </table:table-cell>
          <table:table-cell office:value-type="float" office:value="0.015911" calcext:value-type="float">
            <text:p>0.01591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54643" calcext:value-type="float">
            <text:p>0.95464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7.27858" calcext:value-type="float">
            <text:p>57.2785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900" calcext:value-type="float">
            <text:p>39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5" calcext:value-type="float">
            <text:p>0.0000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10" calcext:value-type="float">
            <text:p>39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cts</text:p>
          </table:table-cell>
          <table:table-cell office:value-type="float" office:value="0.015944" calcext:value-type="float">
            <text:p>0.01594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56654" calcext:value-type="float">
            <text:p>0.95665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7.399212" calcext:value-type="float">
            <text:p>57.39921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910" calcext:value-type="float">
            <text:p>39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26" calcext:value-type="float">
            <text:p>0.0002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20" calcext:value-type="float">
            <text:p>39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cts</text:p>
          </table:table-cell>
          <table:table-cell office:value-type="float" office:value="0.015978" calcext:value-type="float">
            <text:p>0.01597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58686" calcext:value-type="float">
            <text:p>0.95868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7.521149" calcext:value-type="float">
            <text:p>57.52114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920" calcext:value-type="float">
            <text:p>39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51" calcext:value-type="float">
            <text:p>0.0001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0" calcext:value-type="float">
            <text:p>39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cts</text:p>
          </table:table-cell>
          <table:table-cell office:value-type="float" office:value="0.016012" calcext:value-type="float">
            <text:p>0.01601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60716" calcext:value-type="float">
            <text:p>0.96071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7.642937" calcext:value-type="float">
            <text:p>57.64293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930" calcext:value-type="float">
            <text:p>39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8" calcext:value-type="float">
            <text:p>0.0000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0" calcext:value-type="float">
            <text:p>39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cts</text:p>
          </table:table-cell>
          <table:table-cell office:value-type="float" office:value="0.016045" calcext:value-type="float">
            <text:p>0.01604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62719" calcext:value-type="float">
            <text:p>0.96271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7.763165" calcext:value-type="float">
            <text:p>57.76316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940" calcext:value-type="float">
            <text:p>39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3" calcext:value-type="float">
            <text:p>0.0000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50" calcext:value-type="float">
            <text:p>39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cts</text:p>
          </table:table-cell>
          <table:table-cell office:value-type="float" office:value="0.016079" calcext:value-type="float">
            <text:p>0.01607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64742" calcext:value-type="float">
            <text:p>0.96474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7.884544" calcext:value-type="float">
            <text:p>57.88454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950" calcext:value-type="float">
            <text:p>39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6" calcext:value-type="float">
            <text:p>0.000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60" calcext:value-type="float">
            <text:p>39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16174" calcext:value-type="float">
            <text:p>0.01617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70459" calcext:value-type="float">
            <text:p>0.97045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8.227562" calcext:value-type="float">
            <text:p>58.22756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960" calcext:value-type="float">
            <text:p>39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3" calcext:value-type="float">
            <text:p>0.0000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70" calcext:value-type="float">
            <text:p>39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16208" calcext:value-type="float">
            <text:p>0.01620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72492" calcext:value-type="float">
            <text:p>0.97249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8.349533" calcext:value-type="float">
            <text:p>58.34953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970" calcext:value-type="float">
            <text:p>39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3" calcext:value-type="float">
            <text:p>0.0000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80" calcext:value-type="float">
            <text:p>39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16241" calcext:value-type="float">
            <text:p>0.01624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74479" calcext:value-type="float">
            <text:p>0.97447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8.468761" calcext:value-type="float">
            <text:p>58.46876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980" calcext:value-type="float">
            <text:p>39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8" calcext:value-type="float">
            <text:p>0.000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90" calcext:value-type="float">
            <text:p>39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6275" calcext:value-type="float">
            <text:p>0.01627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76514" calcext:value-type="float">
            <text:p>0.97651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8.590847" calcext:value-type="float">
            <text:p>58.59084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990" calcext:value-type="float">
            <text:p>39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6" calcext:value-type="float">
            <text:p>0.0000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6309" calcext:value-type="float">
            <text:p>0.01630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78523" calcext:value-type="float">
            <text:p>0.97852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8.711353" calcext:value-type="float">
            <text:p>58.71135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6" calcext:value-type="float">
            <text:p>0.0000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10" calcext:value-type="float">
            <text:p>4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6342" calcext:value-type="float">
            <text:p>0.01634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80497" calcext:value-type="float">
            <text:p>0.98049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8.829819" calcext:value-type="float">
            <text:p>58.82981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010" calcext:value-type="float">
            <text:p>4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07" calcext:value-type="float">
            <text:p>0.0002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20" calcext:value-type="float">
            <text:p>40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cts</text:p>
          </table:table-cell>
          <table:table-cell office:value-type="float" office:value="0.016375" calcext:value-type="float">
            <text:p>0.01637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82514" calcext:value-type="float">
            <text:p>0.98251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8.950821" calcext:value-type="float">
            <text:p>58.95082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020" calcext:value-type="float">
            <text:p>40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13" calcext:value-type="float">
            <text:p>0.0001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30" calcext:value-type="float">
            <text:p>40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cts</text:p>
          </table:table-cell>
          <table:table-cell office:value-type="float" office:value="0.016409" calcext:value-type="float">
            <text:p>0.01640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84523" calcext:value-type="float">
            <text:p>0.98452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9.071392" calcext:value-type="float">
            <text:p>59.07139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030" calcext:value-type="float">
            <text:p>40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9" calcext:value-type="float">
            <text:p>0.0000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40" calcext:value-type="float">
            <text:p>40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cts</text:p>
          </table:table-cell>
          <table:table-cell office:value-type="float" office:value="0.016443" calcext:value-type="float">
            <text:p>0.01644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86577" calcext:value-type="float">
            <text:p>0.98657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9.194595" calcext:value-type="float">
            <text:p>59.19459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040" calcext:value-type="float">
            <text:p>40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39" calcext:value-type="float">
            <text:p>0.0001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50" calcext:value-type="float">
            <text:p>40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16477" calcext:value-type="float">
            <text:p>0.01647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88615" calcext:value-type="float">
            <text:p>0.98861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9.316902" calcext:value-type="float">
            <text:p>59.31690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050" calcext:value-type="float">
            <text:p>40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7" calcext:value-type="float">
            <text:p>0.000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60" calcext:value-type="float">
            <text:p>40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1651" calcext:value-type="float">
            <text:p>0.0165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90621" calcext:value-type="float">
            <text:p>0.99062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9.437237" calcext:value-type="float">
            <text:p>59.43723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060" calcext:value-type="float">
            <text:p>40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63" calcext:value-type="float">
            <text:p>0.0001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70" calcext:value-type="float">
            <text:p>40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16544" calcext:value-type="float">
            <text:p>0.01654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9267" calcext:value-type="float">
            <text:p>0.9926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9.560196" calcext:value-type="float">
            <text:p>59.56019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070" calcext:value-type="float">
            <text:p>40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6" calcext:value-type="float">
            <text:p>0.0000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80" calcext:value-type="float">
            <text:p>40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16578" calcext:value-type="float">
            <text:p>0.01657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94694" calcext:value-type="float">
            <text:p>0.99469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9.68166" calcext:value-type="float">
            <text:p>59.6816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080" calcext:value-type="float">
            <text:p>40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98" calcext:value-type="float">
            <text:p>0.0001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90" calcext:value-type="float">
            <text:p>40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cts</text:p>
          </table:table-cell>
          <table:table-cell office:value-type="float" office:value="0.016674" calcext:value-type="float">
            <text:p>0.01667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00459" calcext:value-type="float">
            <text:p>1.00045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0.027515" calcext:value-type="float">
            <text:p>60.02751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090" calcext:value-type="float">
            <text:p>40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96" calcext:value-type="float">
            <text:p>0.0002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00" calcext:value-type="float">
            <text:p>4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16715" calcext:value-type="float">
            <text:p>0.01671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02879" calcext:value-type="float">
            <text:p>1.00287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0.172745" calcext:value-type="float">
            <text:p>60.17274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100" calcext:value-type="float">
            <text:p>4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02" calcext:value-type="float">
            <text:p>0.00010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100" calcext:value-type="float">
            <text:p>4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02" calcext:value-type="float">
            <text:p>0.0001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10" calcext:value-type="float">
            <text:p>41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16829" calcext:value-type="float">
            <text:p>0.01682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09719" calcext:value-type="float">
            <text:p>1.00971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0.583168" calcext:value-type="float">
            <text:p>60.58316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110" calcext:value-type="float">
            <text:p>41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37" calcext:value-type="float">
            <text:p>0.00023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110" calcext:value-type="float">
            <text:p>41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37" calcext:value-type="float">
            <text:p>0.0002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20" calcext:value-type="float">
            <text:p>41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6908" calcext:value-type="float">
            <text:p>0.01690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14456" calcext:value-type="float">
            <text:p>1.01445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0.867382" calcext:value-type="float">
            <text:p>60.86738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120" calcext:value-type="float">
            <text:p>41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8" calcext:value-type="float">
            <text:p>0.0000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30" calcext:value-type="float">
            <text:p>41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6942" calcext:value-type="float">
            <text:p>0.01694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1649" calcext:value-type="float">
            <text:p>1.0164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0.989429" calcext:value-type="float">
            <text:p>60.98942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130" calcext:value-type="float">
            <text:p>41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01" calcext:value-type="float">
            <text:p>0.0002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40" calcext:value-type="float">
            <text:p>41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6978" calcext:value-type="float">
            <text:p>0.01697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18684" calcext:value-type="float">
            <text:p>1.01868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1.121067" calcext:value-type="float">
            <text:p>61.12106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140" calcext:value-type="float">
            <text:p>41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1" calcext:value-type="float">
            <text:p>0.00006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140" calcext:value-type="float">
            <text:p>41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1" calcext:value-type="float">
            <text:p>0.0000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50" calcext:value-type="float">
            <text:p>41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7019" calcext:value-type="float">
            <text:p>0.01701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21157" calcext:value-type="float">
            <text:p>1.02115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1.269394" calcext:value-type="float">
            <text:p>61.26939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150" calcext:value-type="float">
            <text:p>41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76" calcext:value-type="float">
            <text:p>0.000176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150" calcext:value-type="float">
            <text:p>41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76" calcext:value-type="float">
            <text:p>0.000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60" calcext:value-type="float">
            <text:p>41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7059" calcext:value-type="float">
            <text:p>0.01705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23565" calcext:value-type="float">
            <text:p>1.02356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1.413902" calcext:value-type="float">
            <text:p>61.41390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160" calcext:value-type="float">
            <text:p>41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7" calcext:value-type="float">
            <text:p>0.0000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70" calcext:value-type="float">
            <text:p>41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7093" calcext:value-type="float">
            <text:p>0.01709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25594" calcext:value-type="float">
            <text:p>1.02559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1.535637" calcext:value-type="float">
            <text:p>61.53563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170" calcext:value-type="float">
            <text:p>41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55" calcext:value-type="float">
            <text:p>0.0001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80" calcext:value-type="float">
            <text:p>41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7128" calcext:value-type="float">
            <text:p>0.01712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2766" calcext:value-type="float">
            <text:p>1.0276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1.659622" calcext:value-type="float">
            <text:p>61.65962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180" calcext:value-type="float">
            <text:p>41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" calcext:value-type="float">
            <text:p>0.00004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180" calcext:value-type="float">
            <text:p>41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" calcext:value-type="float">
            <text:p>0.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90" calcext:value-type="float">
            <text:p>41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7168" calcext:value-type="float">
            <text:p>0.01716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30071" calcext:value-type="float">
            <text:p>1.03007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1.804283" calcext:value-type="float">
            <text:p>61.80428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190" calcext:value-type="float">
            <text:p>41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43" calcext:value-type="float">
            <text:p>0.000143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190" calcext:value-type="float">
            <text:p>41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43" calcext:value-type="float">
            <text:p>0.000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00" calcext:value-type="float">
            <text:p>42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7209" calcext:value-type="float">
            <text:p>0.01720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32525" calcext:value-type="float">
            <text:p>1.03252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1.951492" calcext:value-type="float">
            <text:p>61.95149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200" calcext:value-type="float">
            <text:p>42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2" calcext:value-type="float">
            <text:p>0.00000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200" calcext:value-type="float">
            <text:p>42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5" calcext:value-type="float">
            <text:p>0.0000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10" calcext:value-type="float">
            <text:p>42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7244" calcext:value-type="float">
            <text:p>0.01724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34617" calcext:value-type="float">
            <text:p>1.03461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2.077034" calcext:value-type="float">
            <text:p>62.07703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210" calcext:value-type="float">
            <text:p>42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35" calcext:value-type="float">
            <text:p>0.0001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20" calcext:value-type="float">
            <text:p>42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7281" calcext:value-type="float">
            <text:p>0.01728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36888" calcext:value-type="float">
            <text:p>1.03688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2.213284" calcext:value-type="float">
            <text:p>62.21328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220" calcext:value-type="float">
            <text:p>42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83" calcext:value-type="float">
            <text:p>0.0002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30" calcext:value-type="float">
            <text:p>42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7316" calcext:value-type="float">
            <text:p>0.01731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38946" calcext:value-type="float">
            <text:p>1.03894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2.336781" calcext:value-type="float">
            <text:p>62.33678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230" calcext:value-type="float">
            <text:p>42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6" calcext:value-type="float">
            <text:p>0.0000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40" calcext:value-type="float">
            <text:p>42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735" calcext:value-type="float">
            <text:p>0.0173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40978" calcext:value-type="float">
            <text:p>1.04097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2.458679" calcext:value-type="float">
            <text:p>62.45867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240" calcext:value-type="float">
            <text:p>42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72" calcext:value-type="float">
            <text:p>0.0001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50" calcext:value-type="float">
            <text:p>42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7384" calcext:value-type="float">
            <text:p>0.01738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43067" calcext:value-type="float">
            <text:p>1.04306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2.584011" calcext:value-type="float">
            <text:p>62.58401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250" calcext:value-type="float">
            <text:p>42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2" calcext:value-type="float">
            <text:p>0.0000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60" calcext:value-type="float">
            <text:p>42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7419" calcext:value-type="float">
            <text:p>0.01741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45145" calcext:value-type="float">
            <text:p>1.04514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2.708672" calcext:value-type="float">
            <text:p>62.70867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260" calcext:value-type="float">
            <text:p>42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77" calcext:value-type="float">
            <text:p>0.0001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70" calcext:value-type="float">
            <text:p>42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17454" calcext:value-type="float">
            <text:p>0.01745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4724" calcext:value-type="float">
            <text:p>1.0472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2.834389" calcext:value-type="float">
            <text:p>62.83438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270" calcext:value-type="float">
            <text:p>42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9" calcext:value-type="float">
            <text:p>0.000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80" calcext:value-type="float">
            <text:p>42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17489" calcext:value-type="float">
            <text:p>0.01748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49314" calcext:value-type="float">
            <text:p>1.04931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2.958832" calcext:value-type="float">
            <text:p>62.95883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280" calcext:value-type="float">
            <text:p>42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93" calcext:value-type="float">
            <text:p>0.000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90" calcext:value-type="float">
            <text:p>42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17523" calcext:value-type="float">
            <text:p>0.01752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5138" calcext:value-type="float">
            <text:p>1.0513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3.08279" calcext:value-type="float">
            <text:p>63.0827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290" calcext:value-type="float">
            <text:p>42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" calcext:value-type="float">
            <text:p>0.000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00" calcext:value-type="float">
            <text:p>43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17557" calcext:value-type="float">
            <text:p>0.01755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53437" calcext:value-type="float">
            <text:p>1.05343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3.206215" calcext:value-type="float">
            <text:p>63.20621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300" calcext:value-type="float">
            <text:p>43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16" calcext:value-type="float">
            <text:p>0.0002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10" calcext:value-type="float">
            <text:p>43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17592" calcext:value-type="float">
            <text:p>0.01759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55494" calcext:value-type="float">
            <text:p>1.05549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3.329662" calcext:value-type="float">
            <text:p>63.32966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310" calcext:value-type="float">
            <text:p>43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4" calcext:value-type="float">
            <text:p>0.000084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B6:Sheet1.N885" table:display-filter-buttons="true">
          <table:filter>
            <table:filter-and>
              <table:filter-condition table:field-number="11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5:32:19.922129488</meta:creation-date>
    <dc:date>2018-02-26T15:55:55.449628506</dc:date>
    <meta:editing-duration>PT2M46S</meta:editing-duration>
    <meta:editing-cycles>1</meta:editing-cycles>
    <meta:generator>LibreOffice/5.1.6.2$Linux_X86_64 LibreOffice_project/10m0$Build-2</meta:generator>
    <meta:document-statistic meta:table-count="1" meta:cell-count="10108" meta:object-count="0"/>
  </office:meta>
</office:document-meta>
</file>